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222970" table:style-name="ce5">
            <text:p>5.222.970</text:p>
          </table:table-cell>
          <table:table-cell office:value-type="float" office:value="740500" table:style-name="ce5">
            <text:p>740.500</text:p>
          </table:table-cell>
          <table:table-cell office:value-type="float" office:value="1455800" table:style-name="ce5">
            <text:p>1.455.800</text:p>
          </table:table-cell>
          <table:table-cell office:value-type="float" office:value="299300" table:style-name="ce5">
            <text:p>299.300</text:p>
          </table:table-cell>
          <table:table-cell office:value-type="float" office:value="7718570" table:style-name="ce6">
            <text:p>7.718.570</text:p>
          </table:table-cell>
          <table:table-cell office:value-type="float" office:value="7591412" table:style-name="ce6">
            <text:p>7.591.412</text:p>
          </table:table-cell>
          <table:table-cell office:value-type="percentage" office:value="0.98352570489093183" table:style-name="ce7">
            <text:p>98,4%</text:p>
          </table:table-cell>
          <table:table-cell office:value-type="float" office:value="4634769" table:style-name="ce5">
            <text:p>4.634.769</text:p>
          </table:table-cell>
          <table:table-cell office:value-type="float" office:value="3106503" table:style-name="ce5">
            <text:p>3.106.503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932805" table:style-name="ce5">
            <text:p>932.805</text:p>
          </table:table-cell>
          <table:table-cell office:value-type="float" office:value="127500" table:style-name="ce5">
            <text:p>127.500</text:p>
          </table:table-cell>
          <table:table-cell office:value-type="float" office:value="228700" table:style-name="ce5">
            <text:p>228.700</text:p>
          </table:table-cell>
          <table:table-cell office:value-type="float" office:value="46800" table:style-name="ce5">
            <text:p>46.800</text:p>
          </table:table-cell>
          <table:table-cell office:value-type="float" office:value="1335805" table:style-name="ce6">
            <text:p>1.335.805</text:p>
          </table:table-cell>
          <table:table-cell office:value-type="float" office:value="1237417" table:style-name="ce6">
            <text:p>1.237.417</text:p>
          </table:table-cell>
          <table:table-cell office:value-type="percentage" office:value="0.92634553696085886" table:style-name="ce7">
            <text:p>92,6%</text:p>
          </table:table-cell>
          <table:table-cell office:value-type="float" office:value="746335" table:style-name="ce5">
            <text:p>746.335</text:p>
          </table:table-cell>
          <table:table-cell office:value-type="float" office:value="546739" table:style-name="ce5">
            <text:p>546.739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98845" table:style-name="ce5">
            <text:p>798.845</text:p>
          </table:table-cell>
          <table:table-cell office:value-type="float" office:value="106600" table:style-name="ce5">
            <text:p>106.600</text:p>
          </table:table-cell>
          <table:table-cell office:value-type="float" office:value="175400" table:style-name="ce5">
            <text:p>175.400</text:p>
          </table:table-cell>
          <table:table-cell office:value-type="float" office:value="36100" table:style-name="ce5">
            <text:p>36.100</text:p>
          </table:table-cell>
          <table:table-cell office:value-type="float" office:value="1116945" table:style-name="ce6">
            <text:p>1.116.945</text:p>
          </table:table-cell>
          <table:table-cell office:value-type="float" office:value="1113708" table:style-name="ce6">
            <text:p>1.113.708</text:p>
          </table:table-cell>
          <table:table-cell office:value-type="percentage" office:value="0.99710191638800483" table:style-name="ce7">
            <text:p>99,7%</text:p>
          </table:table-cell>
          <table:table-cell office:value-type="float" office:value="673767" table:style-name="ce5">
            <text:p>673.767</text:p>
          </table:table-cell>
          <table:table-cell office:value-type="float" office:value="477987" table:style-name="ce5">
            <text:p>477.987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85980" table:style-name="ce5">
            <text:p>685.980</text:p>
          </table:table-cell>
          <table:table-cell office:value-type="float" office:value="96600" table:style-name="ce5">
            <text:p>96.600</text:p>
          </table:table-cell>
          <table:table-cell office:value-type="float" office:value="201400" table:style-name="ce5">
            <text:p>201.400</text:p>
          </table:table-cell>
          <table:table-cell office:value-type="float" office:value="41300" table:style-name="ce5">
            <text:p>41.300</text:p>
          </table:table-cell>
          <table:table-cell office:value-type="float" office:value="1025280" table:style-name="ce6">
            <text:p>1.025.280</text:p>
          </table:table-cell>
          <table:table-cell office:value-type="float" office:value="933603" table:style-name="ce6">
            <text:p>933.603</text:p>
          </table:table-cell>
          <table:table-cell office:value-type="percentage" office:value="0.91058345037453181" table:style-name="ce7">
            <text:p>91,1%</text:p>
          </table:table-cell>
          <table:table-cell office:value-type="float" office:value="581375" table:style-name="ce5">
            <text:p>581.375</text:p>
          </table:table-cell>
          <table:table-cell office:value-type="float" office:value="397987" table:style-name="ce5">
            <text:p>397.987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333770" table:style-name="ce5">
            <text:p>1.333.770</text:p>
          </table:table-cell>
          <table:table-cell office:value-type="float" office:value="181700" table:style-name="ce5">
            <text:p>181.700</text:p>
          </table:table-cell>
          <table:table-cell office:value-type="float" office:value="374400" table:style-name="ce5">
            <text:p>374.400</text:p>
          </table:table-cell>
          <table:table-cell office:value-type="float" office:value="76900" table:style-name="ce5">
            <text:p>76.900</text:p>
          </table:table-cell>
          <table:table-cell office:value-type="float" office:value="1966770" table:style-name="ce6">
            <text:p>1.966.770</text:p>
          </table:table-cell>
          <table:table-cell office:value-type="float" office:value="1801336" table:style-name="ce6">
            <text:p>1.801.336</text:p>
          </table:table-cell>
          <table:table-cell office:value-type="percentage" office:value="0.91588543652791121" table:style-name="ce7">
            <text:p>91,6%</text:p>
          </table:table-cell>
          <table:table-cell office:value-type="float" office:value="1116654" table:style-name="ce5">
            <text:p>1.116.654</text:p>
          </table:table-cell>
          <table:table-cell office:value-type="float" office:value="766894" table:style-name="ce5">
            <text:p>766.894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11405" table:style-name="ce5">
            <text:p>411.405</text:p>
          </table:table-cell>
          <table:table-cell office:value-type="float" office:value="55900" table:style-name="ce5">
            <text:p>55.900</text:p>
          </table:table-cell>
          <table:table-cell office:value-type="float" office:value="100200" table:style-name="ce5">
            <text:p>100.200</text:p>
          </table:table-cell>
          <table:table-cell office:value-type="float" office:value="20550" table:style-name="ce5">
            <text:p>20.550</text:p>
          </table:table-cell>
          <table:table-cell office:value-type="float" office:value="588055" table:style-name="ce6">
            <text:p>588.055</text:p>
          </table:table-cell>
          <table:table-cell office:value-type="float" office:value="522029" table:style-name="ce6">
            <text:p>522.029</text:p>
          </table:table-cell>
          <table:table-cell office:value-type="percentage" office:value="0.88772138660499444" table:style-name="ce7">
            <text:p>88,8%</text:p>
          </table:table-cell>
          <table:table-cell office:value-type="float" office:value="321411" table:style-name="ce5">
            <text:p>321.411</text:p>
          </table:table-cell>
          <table:table-cell office:value-type="float" office:value="214787" table:style-name="ce5">
            <text:p>214.787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871715" table:style-name="ce5">
            <text:p>1.871.715</text:p>
          </table:table-cell>
          <table:table-cell office:value-type="float" office:value="258200" table:style-name="ce5">
            <text:p>258.200</text:p>
          </table:table-cell>
          <table:table-cell office:value-type="float" office:value="411900" table:style-name="ce5">
            <text:p>411.900</text:p>
          </table:table-cell>
          <table:table-cell office:value-type="float" office:value="84650" table:style-name="ce5">
            <text:p>84.650</text:p>
          </table:table-cell>
          <table:table-cell office:value-type="float" office:value="2626465" table:style-name="ce6">
            <text:p>2.626.465</text:p>
          </table:table-cell>
          <table:table-cell office:value-type="float" office:value="2374072" table:style-name="ce6">
            <text:p>2.374.072</text:p>
          </table:table-cell>
          <table:table-cell office:value-type="percentage" office:value="0.9039039164808973" table:style-name="ce7">
            <text:p>90,4%</text:p>
          </table:table-cell>
          <table:table-cell office:value-type="float" office:value="1434059" table:style-name="ce5">
            <text:p>1.434.059</text:p>
          </table:table-cell>
          <table:table-cell office:value-type="float" office:value="1039929" table:style-name="ce5">
            <text:p>1.039.929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357065" table:style-name="ce5">
            <text:p>1.357.065</text:p>
          </table:table-cell>
          <table:table-cell office:value-type="float" office:value="187600" table:style-name="ce5">
            <text:p>187.600</text:p>
          </table:table-cell>
          <table:table-cell office:value-type="float" office:value="350900" table:style-name="ce5">
            <text:p>350.900</text:p>
          </table:table-cell>
          <table:table-cell office:value-type="float" office:value="72375" table:style-name="ce5">
            <text:p>72.375</text:p>
          </table:table-cell>
          <table:table-cell office:value-type="float" office:value="1967940" table:style-name="ce6">
            <text:p>1.967.940</text:p>
          </table:table-cell>
          <table:table-cell office:value-type="float" office:value="1854576" table:style-name="ce6">
            <text:p>1.854.576</text:p>
          </table:table-cell>
          <table:table-cell office:value-type="percentage" office:value="0.94239458520076835" table:style-name="ce7">
            <text:p>94,2%</text:p>
          </table:table-cell>
          <table:table-cell office:value-type="float" office:value="1149015" table:style-name="ce5">
            <text:p>1.149.015</text:p>
          </table:table-cell>
          <table:table-cell office:value-type="float" office:value="773152" table:style-name="ce5">
            <text:p>773.152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973120" table:style-name="ce5">
            <text:p>4.973.120</text:p>
          </table:table-cell>
          <table:table-cell office:value-type="float" office:value="703100" table:style-name="ce5">
            <text:p>703.100</text:p>
          </table:table-cell>
          <table:table-cell office:value-type="float" office:value="1338100" table:style-name="ce5">
            <text:p>1.338.100</text:p>
          </table:table-cell>
          <table:table-cell office:value-type="float" office:value="274850" table:style-name="ce5">
            <text:p>274.850</text:p>
          </table:table-cell>
          <table:table-cell office:value-type="float" office:value="7289170" table:style-name="ce6">
            <text:p>7.289.170</text:p>
          </table:table-cell>
          <table:table-cell office:value-type="float" office:value="6716838" table:style-name="ce6">
            <text:p>6.716.838</text:p>
          </table:table-cell>
          <table:table-cell office:value-type="percentage" office:value="0.92148186967789203" table:style-name="ce7">
            <text:p>92,1%</text:p>
          </table:table-cell>
          <table:table-cell office:value-type="float" office:value="4167103" table:style-name="ce5">
            <text:p>4.167.103</text:p>
          </table:table-cell>
          <table:table-cell office:value-type="float" office:value="2731363" table:style-name="ce5">
            <text:p>2.731.363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161530" table:style-name="ce5">
            <text:p>3.161.530</text:p>
          </table:table-cell>
          <table:table-cell office:value-type="float" office:value="447000" table:style-name="ce5">
            <text:p>447.000</text:p>
          </table:table-cell>
          <table:table-cell office:value-type="float" office:value="869800" table:style-name="ce5">
            <text:p>869.800</text:p>
          </table:table-cell>
          <table:table-cell office:value-type="float" office:value="178800" table:style-name="ce5">
            <text:p>178.800</text:p>
          </table:table-cell>
          <table:table-cell office:value-type="float" office:value="4657130" table:style-name="ce6">
            <text:p>4.657.130</text:p>
          </table:table-cell>
          <table:table-cell office:value-type="float" office:value="4209695" table:style-name="ce6">
            <text:p>4.209.695</text:p>
          </table:table-cell>
          <table:table-cell office:value-type="percentage" office:value="0.90392473476153767" table:style-name="ce7">
            <text:p>90,4%</text:p>
          </table:table-cell>
          <table:table-cell office:value-type="float" office:value="2538603" table:style-name="ce5">
            <text:p>2.538.603</text:p>
          </table:table-cell>
          <table:table-cell office:value-type="float" office:value="1817598" table:style-name="ce5">
            <text:p>1.817.598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749465" table:style-name="ce5">
            <text:p>749.465</text:p>
          </table:table-cell>
          <table:table-cell office:value-type="float" office:value="101200" table:style-name="ce5">
            <text:p>101.200</text:p>
          </table:table-cell>
          <table:table-cell office:value-type="float" office:value="183000" table:style-name="ce5">
            <text:p>183.000</text:p>
          </table:table-cell>
          <table:table-cell office:value-type="float" office:value="37600" table:style-name="ce5">
            <text:p>37.600</text:p>
          </table:table-cell>
          <table:table-cell office:value-type="float" office:value="1071265" table:style-name="ce6">
            <text:p>1.071.265</text:p>
          </table:table-cell>
          <table:table-cell office:value-type="float" office:value="1040419" table:style-name="ce6">
            <text:p>1.040.419</text:p>
          </table:table-cell>
          <table:table-cell office:value-type="percentage" office:value="0.9712060041166285" table:style-name="ce7">
            <text:p>97,1%</text:p>
          </table:table-cell>
          <table:table-cell office:value-type="float" office:value="630447" table:style-name="ce5">
            <text:p>630.447</text:p>
          </table:table-cell>
          <table:table-cell office:value-type="float" office:value="458812" table:style-name="ce5">
            <text:p>458.812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017195" table:style-name="ce5">
            <text:p>2.017.195</text:p>
          </table:table-cell>
          <table:table-cell office:value-type="float" office:value="270600" table:style-name="ce5">
            <text:p>270.600</text:p>
          </table:table-cell>
          <table:table-cell office:value-type="float" office:value="464800" table:style-name="ce5">
            <text:p>464.800</text:p>
          </table:table-cell>
          <table:table-cell office:value-type="float" office:value="95700" table:style-name="ce5">
            <text:p>95.700</text:p>
          </table:table-cell>
          <table:table-cell office:value-type="float" office:value="2848295" table:style-name="ce6">
            <text:p>2.848.295</text:p>
          </table:table-cell>
          <table:table-cell office:value-type="float" office:value="2754445" table:style-name="ce6">
            <text:p>2.754.445</text:p>
          </table:table-cell>
          <table:table-cell office:value-type="percentage" office:value="0.96705046352291457" table:style-name="ce7">
            <text:p>96,7%</text:p>
          </table:table-cell>
          <table:table-cell office:value-type="float" office:value="1643791" table:style-name="ce5">
            <text:p>1.643.791</text:p>
          </table:table-cell>
          <table:table-cell office:value-type="float" office:value="1234266" table:style-name="ce5">
            <text:p>1.234.266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21195" table:style-name="ce5">
            <text:p>221.195</text:p>
          </table:table-cell>
          <table:table-cell office:value-type="float" office:value="30000" table:style-name="ce5">
            <text:p>30.000</text:p>
          </table:table-cell>
          <table:table-cell office:value-type="float" office:value="54900" table:style-name="ce5">
            <text:p>54.900</text:p>
          </table:table-cell>
          <table:table-cell office:value-type="float" office:value="11300" table:style-name="ce5">
            <text:p>11.300</text:p>
          </table:table-cell>
          <table:table-cell office:value-type="float" office:value="317395" table:style-name="ce6">
            <text:p>317.395</text:p>
          </table:table-cell>
          <table:table-cell office:value-type="float" office:value="286422" table:style-name="ce6">
            <text:p>286.422</text:p>
          </table:table-cell>
          <table:table-cell office:value-type="percentage" office:value="0.90241497188046438" table:style-name="ce7">
            <text:p>90,2%</text:p>
          </table:table-cell>
          <table:table-cell office:value-type="float" office:value="165995" table:style-name="ce5">
            <text:p>165.995</text:p>
          </table:table-cell>
          <table:table-cell office:value-type="float" office:value="134168" table:style-name="ce5">
            <text:p>134.168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201395" table:style-name="ce5">
            <text:p>4.201.395</text:p>
          </table:table-cell>
          <table:table-cell office:value-type="float" office:value="598700" table:style-name="ce5">
            <text:p>598.700</text:p>
          </table:table-cell>
          <table:table-cell office:value-type="float" office:value="1166300" table:style-name="ce5">
            <text:p>1.166.300</text:p>
          </table:table-cell>
          <table:table-cell office:value-type="float" office:value="239600" table:style-name="ce5">
            <text:p>239.600</text:p>
          </table:table-cell>
          <table:table-cell office:value-type="float" office:value="6205995" table:style-name="ce6">
            <text:p>6.205.995</text:p>
          </table:table-cell>
          <table:table-cell office:value-type="float" office:value="5379152" table:style-name="ce6">
            <text:p>5.379.152</text:p>
          </table:table-cell>
          <table:table-cell office:value-type="percentage" office:value="0.8667670534700721" table:style-name="ce7">
            <text:p>86,7%</text:p>
          </table:table-cell>
          <table:table-cell office:value-type="float" office:value="3241288" table:style-name="ce5">
            <text:p>3.241.288</text:p>
          </table:table-cell>
          <table:table-cell office:value-type="float" office:value="2458056" table:style-name="ce5">
            <text:p>2.458.056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914495" table:style-name="ce5">
            <text:p>914.495</text:p>
          </table:table-cell>
          <table:table-cell office:value-type="float" office:value="130000" table:style-name="ce5">
            <text:p>130.000</text:p>
          </table:table-cell>
          <table:table-cell office:value-type="float" office:value="259900" table:style-name="ce5">
            <text:p>259.900</text:p>
          </table:table-cell>
          <table:table-cell office:value-type="float" office:value="53400" table:style-name="ce5">
            <text:p>53.400</text:p>
          </table:table-cell>
          <table:table-cell office:value-type="float" office:value="1357795" table:style-name="ce6">
            <text:p>1.357.795</text:p>
          </table:table-cell>
          <table:table-cell office:value-type="float" office:value="1249394" table:style-name="ce6">
            <text:p>1.249.394</text:p>
          </table:table-cell>
          <table:table-cell office:value-type="percentage" office:value="0.92016394227405462" table:style-name="ce7">
            <text:p>92,0%</text:p>
          </table:table-cell>
          <table:table-cell office:value-type="float" office:value="764273" table:style-name="ce5">
            <text:p>764.273</text:p>
          </table:table-cell>
          <table:table-cell office:value-type="float" office:value="531363" table:style-name="ce5">
            <text:p>531.363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35975" table:style-name="ce5">
            <text:p>435.975</text:p>
          </table:table-cell>
          <table:table-cell office:value-type="float" office:value="60300" table:style-name="ce5">
            <text:p>60.300</text:p>
          </table:table-cell>
          <table:table-cell office:value-type="float" office:value="113700" table:style-name="ce5">
            <text:p>113.700</text:p>
          </table:table-cell>
          <table:table-cell office:value-type="float" office:value="23350" table:style-name="ce5">
            <text:p>23.350</text:p>
          </table:table-cell>
          <table:table-cell office:value-type="float" office:value="633325" table:style-name="ce6">
            <text:p>633.325</text:p>
          </table:table-cell>
          <table:table-cell office:value-type="float" office:value="603967" table:style-name="ce6">
            <text:p>603.967</text:p>
          </table:table-cell>
          <table:table-cell office:value-type="percentage" office:value="0.95364465321912129" table:style-name="ce7">
            <text:p>95,4%</text:p>
          </table:table-cell>
          <table:table-cell office:value-type="float" office:value="372590" table:style-name="ce5">
            <text:p>372.590</text:p>
          </table:table-cell>
          <table:table-cell office:value-type="float" office:value="266531" table:style-name="ce5">
            <text:p>266.531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530180" table:style-name="ce5">
            <text:p>1.530.180</text:p>
          </table:table-cell>
          <table:table-cell office:value-type="float" office:value="208200" table:style-name="ce5">
            <text:p>208.200</text:p>
          </table:table-cell>
          <table:table-cell office:value-type="float" office:value="380800" table:style-name="ce5">
            <text:p>380.800</text:p>
          </table:table-cell>
          <table:table-cell office:value-type="float" office:value="78550" table:style-name="ce5">
            <text:p>78.550</text:p>
          </table:table-cell>
          <table:table-cell office:value-type="float" office:value="2197730" table:style-name="ce6">
            <text:p>2.197.730</text:p>
          </table:table-cell>
          <table:table-cell office:value-type="float" office:value="2086674" table:style-name="ce6">
            <text:p>2.086.674</text:p>
          </table:table-cell>
          <table:table-cell office:value-type="percentage" office:value="0.94946786001920158" table:style-name="ce7">
            <text:p>94,9%</text:p>
          </table:table-cell>
          <table:table-cell office:value-type="float" office:value="1277543" table:style-name="ce5">
            <text:p>1.277.543</text:p>
          </table:table-cell>
          <table:table-cell office:value-type="float" office:value="920194" table:style-name="ce5">
            <text:p>920.194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9950" table:style-name="ce5">
            <text:p>49.950</text:p>
          </table:table-cell>
          <table:table-cell office:value-type="float" office:value="7100" table:style-name="ce5">
            <text:p>7.1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100" table:style-name="ce6">
            <text:p>75.100</text:p>
          </table:table-cell>
          <table:table-cell office:value-type="float" office:value="70508" table:style-name="ce6">
            <text:p>70.508</text:p>
          </table:table-cell>
          <table:table-cell office:value-type="percentage" office:value="0.93885486018641806" table:style-name="ce7">
            <text:p>93,9%</text:p>
          </table:table-cell>
          <table:table-cell office:value-type="float" office:value="43950" table:style-name="ce5">
            <text:p>43.950</text:p>
          </table:table-cell>
          <table:table-cell office:value-type="float" office:value="30554" table:style-name="ce5">
            <text:p>30.554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9950" table:style-name="ce5">
            <text:p>49.950</text:p>
          </table:table-cell>
          <table:table-cell office:value-type="float" office:value="7000" table:style-name="ce5">
            <text:p>7.0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000" table:style-name="ce6">
            <text:p>75.000</text:p>
          </table:table-cell>
          <table:table-cell office:value-type="float" office:value="64570" table:style-name="ce6">
            <text:p>64.570</text:p>
          </table:table-cell>
          <table:table-cell office:value-type="percentage" office:value="0.86093333333333333" table:style-name="ce7">
            <text:p>86,1%</text:p>
          </table:table-cell>
          <table:table-cell office:value-type="float" office:value="40164" table:style-name="ce5">
            <text:p>40.164</text:p>
          </table:table-cell>
          <table:table-cell office:value-type="float" office:value="29712" table:style-name="ce5">
            <text:p>29.712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36684" table:style-name="ce6">
            <text:p>136.684</text:p>
          </table:table-cell>
          <table:table-cell office:value-type="percentage" office:value="0.80029509578902991" table:style-name="ce7">
            <text:p>80,0%</text:p>
          </table:table-cell>
          <table:table-cell office:value-type="float" office:value="83483" table:style-name="ce5">
            <text:p>83.483</text:p>
          </table:table-cell>
          <table:table-cell office:value-type="float" office:value="53923" table:style-name="ce5">
            <text:p>53.923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0" table:style-name="ce5">
            <text:p>0</text:p>
          </table:table-cell>
          <table:table-cell office:value-type="float" office:value="1500" table:style-name="ce5">
            <text:p>1.500</text:p>
          </table:table-cell>
          <table:table-cell office:value-type="float" office:value="3860" table:style-name="ce6">
            <text:p>3.860</text:p>
          </table:table-cell>
          <table:table-cell office:value-type="float" office:value="663" table:style-name="ce6">
            <text:p>663</text:p>
          </table:table-cell>
          <table:table-cell office:value-type="percentage" office:value="0.17176165803108809" table:style-name="ce7">
            <text:p>17,2%</text:p>
          </table:table-cell>
          <table:table-cell office:value-type="float" office:value="663" table:style-name="ce5">
            <text:p>663</text:p>
          </table:table-cell>
          <table:table-cell office:value-type="float" office:value="8" table:style-name="ce5">
            <text:p>8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0965397" table:style-name="ce11">
            <text:p>30.965.397</text:p>
          </table:table-cell>
          <table:table-cell office:value-type="float" office:value="4336460" table:style-name="ce12">
            <text:p>4.336.460</text:p>
          </table:table-cell>
          <table:table-cell office:value-type="float" office:value="8266300" table:style-name="ce13">
            <text:p>8.266.300</text:p>
          </table:table-cell>
          <table:table-cell office:value-type="float" office:value="1680525" table:style-name="ce14">
            <text:p>1.680.525</text:p>
          </table:table-cell>
          <table:table-cell office:value-type="float" office:value="45248682" table:style-name="ce15">
            <text:p>45.248.682</text:p>
          </table:table-cell>
          <table:table-cell office:value-type="float" office:value="42027584" table:style-name="ce15">
            <text:p>42.027.584</text:p>
          </table:table-cell>
          <table:table-cell office:value-type="percentage" office:value="0.92881344035611912" table:style-name="ce16">
            <text:p>92,9%</text:p>
          </table:table-cell>
          <table:table-cell office:value-type="float" office:value="25627278" table:style-name="ce15">
            <text:p>25.627.278</text:p>
          </table:table-cell>
          <table:table-cell office:value-type="float" office:value="17990526" table:style-name="ce15">
            <text:p>17.990.52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138903" table:style-name="ce23">
            <text:p>4.138.903</text:p>
          </table:table-cell>
          <table:table-cell office:value-type="percentage" office:value="0.89389697460940498" table:style-name="ce24">
            <text:p>89,4%</text:p>
          </table:table-cell>
          <table:table-cell office:value-type="float" office:value="2501041" table:style-name="ce23">
            <text:p>2.501.041</text:p>
          </table:table-cell>
          <table:table-cell office:value-type="percentage" office:value="0.54016075836376953" table:style-name="ce24">
            <text:p>54,0%</text:p>
          </table:table-cell>
          <table:table-cell office:value-type="date" office:date-value="2021-06-30T00:00:00" table:style-name="ce25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93521" table:style-name="ce5">
            <text:p>693.521</text:p>
          </table:table-cell>
          <table:table-cell office:value-type="percentage" office:value="0.88084278924680381" table:style-name="ce26">
            <text:p>88,1%</text:p>
          </table:table-cell>
          <table:table-cell office:value-type="float" office:value="430851" table:style-name="ce5">
            <text:p>430.851</text:p>
          </table:table-cell>
          <table:table-cell office:value-type="percentage" office:value="0.54722495294270057" table:style-name="ce26">
            <text:p>54,7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19737" table:style-name="ce5">
            <text:p>619.737</text:p>
          </table:table-cell>
          <table:table-cell office:value-type="percentage" office:value="0.91627597525004989" table:style-name="ce26">
            <text:p>91,6%</text:p>
          </table:table-cell>
          <table:table-cell office:value-type="float" office:value="389865" table:style-name="ce5">
            <text:p>389.865</text:p>
          </table:table-cell>
          <table:table-cell office:value-type="percentage" office:value="0.57641214433035415" table:style-name="ce26">
            <text:p>57,6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00575" table:style-name="ce5">
            <text:p>500.575</text:p>
          </table:table-cell>
          <table:table-cell office:value-type="percentage" office:value="0.80834644041740278" table:style-name="ce26">
            <text:p>80,8%</text:p>
          </table:table-cell>
          <table:table-cell office:value-type="float" office:value="282575" table:style-name="ce5">
            <text:p>282.575</text:p>
          </table:table-cell>
          <table:table-cell office:value-type="percentage" office:value="0.45631223173539948" table:style-name="ce26">
            <text:p>45,6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74293" table:style-name="ce5">
            <text:p>974.293</text:p>
          </table:table-cell>
          <table:table-cell office:value-type="percentage" office:value="0.7997184589939218" table:style-name="ce26">
            <text:p>80,0%</text:p>
          </table:table-cell>
          <table:table-cell office:value-type="float" office:value="586100" table:style-name="ce5">
            <text:p>586.100</text:p>
          </table:table-cell>
          <table:table-cell office:value-type="percentage" office:value="0.48108216811199256" table:style-name="ce26">
            <text:p>48,1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06067" table:style-name="ce5">
            <text:p>306.067</text:p>
          </table:table-cell>
          <table:table-cell office:value-type="percentage" office:value="0.85211283290551409" table:style-name="ce26">
            <text:p>85,2%</text:p>
          </table:table-cell>
          <table:table-cell office:value-type="float" office:value="184627" table:style-name="ce5">
            <text:p>184.627</text:p>
          </table:table-cell>
          <table:table-cell office:value-type="percentage" office:value="0.51401502285723832" table:style-name="ce26">
            <text:p>51,4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63322" table:style-name="ce5">
            <text:p>1.363.322</text:p>
          </table:table-cell>
          <table:table-cell office:value-type="percentage" office:value="0.88982600602301909" table:style-name="ce26">
            <text:p>89,0%</text:p>
          </table:table-cell>
          <table:table-cell office:value-type="float" office:value="907748" table:style-name="ce5">
            <text:p>907.748</text:p>
          </table:table-cell>
          <table:table-cell office:value-type="percentage" office:value="0.59247762253919722" table:style-name="ce26">
            <text:p>59,2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32643" table:style-name="ce5">
            <text:p>1.032.643</text:p>
          </table:table-cell>
          <table:table-cell office:value-type="percentage" office:value="0.8973090538762728" table:style-name="ce26">
            <text:p>89,7%</text:p>
          </table:table-cell>
          <table:table-cell office:value-type="float" office:value="618068" table:style-name="ce5">
            <text:p>618.068</text:p>
          </table:table-cell>
          <table:table-cell office:value-type="percentage" office:value="0.53706654895370443" table:style-name="ce26">
            <text:p>53,7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682190" table:style-name="ce5">
            <text:p>3.682.190</text:p>
          </table:table-cell>
          <table:table-cell office:value-type="percentage" office:value="0.85066396649083642" table:style-name="ce26">
            <text:p>85,1%</text:p>
          </table:table-cell>
          <table:table-cell office:value-type="float" office:value="2183199" table:style-name="ce5">
            <text:p>2.183.199</text:p>
          </table:table-cell>
          <table:table-cell office:value-type="percentage" office:value="0.50436526115676472" table:style-name="ce26">
            <text:p>50,4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399324" table:style-name="ce5">
            <text:p>2.399.324</text:p>
          </table:table-cell>
          <table:table-cell office:value-type="percentage" office:value="0.82762622010090914" table:style-name="ce26">
            <text:p>82,8%</text:p>
          </table:table-cell>
          <table:table-cell office:value-type="float" office:value="1543357" table:style-name="ce5">
            <text:p>1.543.357</text:p>
          </table:table-cell>
          <table:table-cell office:value-type="percentage" office:value="0.53236775032312389" table:style-name="ce26">
            <text:p>53,2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84431" table:style-name="ce5">
            <text:p>584.431</text:p>
          </table:table-cell>
          <table:table-cell office:value-type="percentage" office:value="0.93976889729340329" table:style-name="ce26">
            <text:p>94,0%</text:p>
          </table:table-cell>
          <table:table-cell office:value-type="float" office:value="382989" table:style-name="ce5">
            <text:p>382.989</text:p>
          </table:table-cell>
          <table:table-cell office:value-type="percentage" office:value="0.61584883451682615" table:style-name="ce26">
            <text:p>61,6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583397" table:style-name="ce5">
            <text:p>1.583.397</text:p>
          </table:table-cell>
          <table:table-cell office:value-type="percentage" office:value="0.9205255970434294" table:style-name="ce26">
            <text:p>92,1%</text:p>
          </table:table-cell>
          <table:table-cell office:value-type="float" office:value="1069289" table:style-name="ce5">
            <text:p>1.069.289</text:p>
          </table:table-cell>
          <table:table-cell office:value-type="percentage" office:value="0.62164314769888518" table:style-name="ce26">
            <text:p>62,2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56869" table:style-name="ce5">
            <text:p>156.869</text:p>
          </table:table-cell>
          <table:table-cell office:value-type="percentage" office:value="0.83148610470632511" table:style-name="ce26">
            <text:p>83,1%</text:p>
          </table:table-cell>
          <table:table-cell office:value-type="float" office:value="114380" table:style-name="ce5">
            <text:p>114.380</text:p>
          </table:table-cell>
          <table:table-cell office:value-type="percentage" office:value="0.60627262656298864" table:style-name="ce26">
            <text:p>60,6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016604" table:style-name="ce5">
            <text:p>3.016.604</text:p>
          </table:table-cell>
          <table:table-cell office:value-type="percentage" office:value="0.8082469696807314" table:style-name="ce26">
            <text:p>80,8%</text:p>
          </table:table-cell>
          <table:table-cell office:value-type="float" office:value="2017452" table:style-name="ce5">
            <text:p>2.017.452</text:p>
          </table:table-cell>
          <table:table-cell office:value-type="percentage" office:value="0.54054143847728464" table:style-name="ce26">
            <text:p>54,1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698268" table:style-name="ce5">
            <text:p>698.268</text:p>
          </table:table-cell>
          <table:table-cell office:value-type="percentage" office:value="0.88726187813853252" table:style-name="ce26">
            <text:p>88,7%</text:p>
          </table:table-cell>
          <table:table-cell office:value-type="float" office:value="402895" table:style-name="ce5">
            <text:p>402.895</text:p>
          </table:table-cell>
          <table:table-cell office:value-type="percentage" office:value="0.51194294224083603" table:style-name="ce26">
            <text:p>51,2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1408" table:style-name="ce5">
            <text:p>341.408</text:p>
          </table:table-cell>
          <table:table-cell office:value-type="percentage" office:value="0.90921389727774848" table:style-name="ce26">
            <text:p>90,9%</text:p>
          </table:table-cell>
          <table:table-cell office:value-type="float" office:value="208078" table:style-name="ce5">
            <text:p>208.078</text:p>
          </table:table-cell>
          <table:table-cell office:value-type="percentage" office:value="0.55413877037960257" table:style-name="ce26">
            <text:p>55,4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190610" table:style-name="ce5">
            <text:p>1.190.610</text:p>
          </table:table-cell>
          <table:table-cell office:value-type="percentage" office:value="0.87980875811004533" table:style-name="ce26">
            <text:p>88,0%</text:p>
          </table:table-cell>
          <table:table-cell office:value-type="float" office:value="782256" table:style-name="ce5">
            <text:p>782.256</text:p>
          </table:table-cell>
          <table:table-cell office:value-type="percentage" office:value="0.57805299794570153" table:style-name="ce26">
            <text:p>57,8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530" table:style-name="ce5">
            <text:p>32.530</text:p>
          </table:table-cell>
          <table:table-cell office:value-type="percentage" office:value="0.83457334906870539" table:style-name="ce26">
            <text:p>83,5%</text:p>
          </table:table-cell>
          <table:table-cell office:value-type="float" office:value="18866" table:style-name="ce5">
            <text:p>18.866</text:p>
          </table:table-cell>
          <table:table-cell office:value-type="percentage" office:value="0.48401662476268664" table:style-name="ce26">
            <text:p>48,4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756" table:style-name="ce5">
            <text:p>29.756</text:p>
          </table:table-cell>
          <table:table-cell office:value-type="percentage" office:value="0.7993552719946273" table:style-name="ce26">
            <text:p>79,9%</text:p>
          </table:table-cell>
          <table:table-cell office:value-type="float" office:value="18118" table:style-name="ce5">
            <text:p>18.118</text:p>
          </table:table-cell>
          <table:table-cell office:value-type="percentage" office:value="0.48671591672263265" table:style-name="ce26">
            <text:p>48,7%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756" table:style-name="ce5">
            <text:p>32.756</text:p>
          </table:table-cell>
          <table:table-cell office:value-type="string" table:style-name="ce26">
            <text:p>-</text:p>
          </table:table-cell>
          <table:table-cell office:value-type="float" office:value="9200" table:style-name="ce5">
            <text:p>9.200</text:p>
          </table:table-cell>
          <table:table-cell office:value-type="string" table:style-name="ce26">
            <text:p>-</text:p>
          </table:table-cell>
          <table:table-cell office:value-type="date" office:date-value="2021-06-30T00:00:00" table:style-name="ce8">
            <text:p>30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282" table:style-name="ce5">
            <text:p>282</text:p>
          </table:table-cell>
          <table:table-cell office:value-type="string" table:style-name="ce26">
            <text:p>-</text:p>
          </table:table-cell>
          <table:table-cell office:value-type="float" office:value="2" table:style-name="ce5">
            <text:p>2</text:p>
          </table:table-cell>
          <table:table-cell office:value-type="string" table:style-name="ce26">
            <text:p>-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3377486" table:style-name="ce15">
            <text:p>23.377.486</text:p>
          </table:table-cell>
          <table:table-cell office:value-type="percentage" office:value="0.86403760069171842" table:style-name="ce16">
            <text:p>86,4%</text:p>
          </table:table-cell>
          <table:table-cell office:value-type="float" office:value="14650956" table:style-name="ce15">
            <text:p>14.650.956</text:p>
          </table:table-cell>
          <table:table-cell office:value-type="percentage" office:value="0.54150291738298706" table:style-name="ce16">
            <text:p>54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723" table:style-name="ce35">
            <text:p>431.723</text:p>
          </table:table-cell>
          <table:table-cell office:value-type="percentage" office:value="1" table:style-name="ce36">
            <text:p>100,0%</text:p>
          </table:table-cell>
          <table:table-cell office:value-type="float" office:value="647771" table:style-name="ce35">
            <text:p>647.771</text:p>
          </table:table-cell>
          <table:table-cell office:value-type="percentage" office:value="0.99598696763896855" table:style-name="ce36">
            <text:p>99,6%</text:p>
          </table:table-cell>
          <table:table-cell office:value-type="float" office:value="882226" table:style-name="ce35">
            <text:p>882.226</text:p>
          </table:table-cell>
          <table:table-cell office:value-type="percentage" office:value="0.96297428251143102" table:style-name="ce36">
            <text:p>96,3%</text:p>
          </table:table-cell>
          <table:table-cell office:value-type="float" office:value="1135687" table:style-name="ce35">
            <text:p>1.135.687</text:p>
          </table:table-cell>
          <table:table-cell office:value-type="percentage" office:value="0.89776138103636227" table:style-name="ce36">
            <text:p>89,8%</text:p>
          </table:table-cell>
          <table:table-cell office:value-type="float" office:value="1041496" table:style-name="ce35">
            <text:p>1.041.496</text:p>
          </table:table-cell>
          <table:table-cell office:value-type="percentage" office:value="0.75192078052781219" table:style-name="ce36">
            <text:p>75,2%</text:p>
          </table:table-cell>
          <table:table-cell office:value-type="float" office:value="382141" table:style-name="ce35">
            <text:p>382.141</text:p>
          </table:table-cell>
          <table:table-cell office:value-type="percentage" office:value="0.33514760786762521" table:style-name="ce36">
            <text:p>33,5%</text:p>
          </table:table-cell>
          <table:table-cell office:value-type="float" office:value="108164" table:style-name="ce35">
            <text:p>108.164</text:p>
          </table:table-cell>
          <table:table-cell office:value-type="percentage" office:value="0.11647169291202922" table:style-name="ce36">
            <text:p>11,6%</text:p>
          </table:table-cell>
          <table:table-cell office:value-type="float" office:value="5561" table:style-name="ce35">
            <text:p>5.561</text:p>
          </table:table-cell>
          <table:table-cell office:value-type="percentage" office:value="7.386038381898428E-3" table:style-name="ce36">
            <text:p>0,7%</text:p>
          </table:table-cell>
          <table:table-cell office:value-type="float" office:value="4634769" table:style-name="ce35">
            <text:p>4.634.76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2195176446512501" table:style-name="ce36">
            <text:p>6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731" table:style-name="ce38">
            <text:p>100.731</text:p>
          </table:table-cell>
          <table:table-cell office:value-type="percentage" office:value="1" table:style-name="ce39">
            <text:p>100,0%</text:p>
          </table:table-cell>
          <table:table-cell office:value-type="float" office:value="118103" table:style-name="ce38">
            <text:p>118.103</text:p>
          </table:table-cell>
          <table:table-cell office:value-type="percentage" office:value="0.99283762767433059" table:style-name="ce39">
            <text:p>99,3%</text:p>
          </table:table-cell>
          <table:table-cell office:value-type="float" office:value="148604" table:style-name="ce38">
            <text:p>148.604</text:p>
          </table:table-cell>
          <table:table-cell office:value-type="percentage" office:value="0.95035397494356222" table:style-name="ce39">
            <text:p>95,0%</text:p>
          </table:table-cell>
          <table:table-cell office:value-type="float" office:value="173035" table:style-name="ce38">
            <text:p>173.035</text:p>
          </table:table-cell>
          <table:table-cell office:value-type="percentage" office:value="0.8727416702813392" table:style-name="ce39">
            <text:p>87,3%</text:p>
          </table:table-cell>
          <table:table-cell office:value-type="float" office:value="153048" table:style-name="ce38">
            <text:p>153.048</text:p>
          </table:table-cell>
          <table:table-cell office:value-type="percentage" office:value="0.71203993616912387" table:style-name="ce39">
            <text:p>71,2%</text:p>
          </table:table-cell>
          <table:table-cell office:value-type="float" office:value="33600" table:style-name="ce38">
            <text:p>33.600</text:p>
          </table:table-cell>
          <table:table-cell office:value-type="percentage" office:value="0.20452138344107226" table:style-name="ce39">
            <text:p>20,5%</text:p>
          </table:table-cell>
          <table:table-cell office:value-type="float" office:value="17715" table:style-name="ce38">
            <text:p>17.715</text:p>
          </table:table-cell>
          <table:table-cell office:value-type="percentage" office:value="0.13585018519796627" table:style-name="ce39">
            <text:p>13,6%</text:p>
          </table:table-cell>
          <table:table-cell office:value-type="float" office:value="1499" table:style-name="ce38">
            <text:p>1.499</text:p>
          </table:table-cell>
          <table:table-cell office:value-type="percentage" office:value="1.4538013170528276E-2" table:style-name="ce39">
            <text:p>1,5%</text:p>
          </table:table-cell>
          <table:table-cell office:value-type="float" office:value="746335" table:style-name="ce38">
            <text:p>746.33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2974735346382771" table:style-name="ce39">
            <text:p>6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451" table:style-name="ce38">
            <text:p>88.451</text:p>
          </table:table-cell>
          <table:table-cell office:value-type="percentage" office:value="1" table:style-name="ce39">
            <text:p>100,0%</text:p>
          </table:table-cell>
          <table:table-cell office:value-type="float" office:value="113433" table:style-name="ce38">
            <text:p>113.433</text:p>
          </table:table-cell>
          <table:table-cell office:value-type="percentage" office:value="1" table:style-name="ce39">
            <text:p>100,0%</text:p>
          </table:table-cell>
          <table:table-cell office:value-type="float" office:value="142068" table:style-name="ce38">
            <text:p>142.068</text:p>
          </table:table-cell>
          <table:table-cell office:value-type="percentage" office:value="0.94932242803303668" table:style-name="ce39">
            <text:p>94,9%</text:p>
          </table:table-cell>
          <table:table-cell office:value-type="float" office:value="144223" table:style-name="ce38">
            <text:p>144.223</text:p>
          </table:table-cell>
          <table:table-cell office:value-type="percentage" office:value="0.88673491346183408" table:style-name="ce39">
            <text:p>88,7%</text:p>
          </table:table-cell>
          <table:table-cell office:value-type="float" office:value="131562" table:style-name="ce38">
            <text:p>131.562</text:p>
          </table:table-cell>
          <table:table-cell office:value-type="percentage" office:value="0.78782942997610683" table:style-name="ce39">
            <text:p>78,8%</text:p>
          </table:table-cell>
          <table:table-cell office:value-type="float" office:value="43142" table:style-name="ce38">
            <text:p>43.142</text:p>
          </table:table-cell>
          <table:table-cell office:value-type="percentage" office:value="0.37694733990965568" table:style-name="ce39">
            <text:p>37,7%</text:p>
          </table:table-cell>
          <table:table-cell office:value-type="float" office:value="10309" table:style-name="ce38">
            <text:p>10.309</text:p>
          </table:table-cell>
          <table:table-cell office:value-type="percentage" office:value="0.13031057627889928" table:style-name="ce39">
            <text:p>13,0%</text:p>
          </table:table-cell>
          <table:table-cell office:value-type="float" office:value="579" table:style-name="ce38">
            <text:p>579</text:p>
          </table:table-cell>
          <table:table-cell office:value-type="percentage" office:value="9.0468749999999994E-3" table:style-name="ce39">
            <text:p>0,9%</text:p>
          </table:table-cell>
          <table:table-cell office:value-type="float" office:value="673767" table:style-name="ce38">
            <text:p>673.76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2143433052047967" table:style-name="ce39">
            <text:p>72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755" table:style-name="ce38">
            <text:p>50.755</text:p>
          </table:table-cell>
          <table:table-cell office:value-type="percentage" office:value="1" table:style-name="ce39">
            <text:p>100,0%</text:p>
          </table:table-cell>
          <table:table-cell office:value-type="float" office:value="77545" table:style-name="ce38">
            <text:p>77.545</text:p>
          </table:table-cell>
          <table:table-cell office:value-type="percentage" office:value="0.96310050176362461" table:style-name="ce39">
            <text:p>96,3%</text:p>
          </table:table-cell>
          <table:table-cell office:value-type="float" office:value="101077" table:style-name="ce38">
            <text:p>101.077</text:p>
          </table:table-cell>
          <table:table-cell office:value-type="percentage" office:value="0.86220368332608266" table:style-name="ce39">
            <text:p>86,2%</text:p>
          </table:table-cell>
          <table:table-cell office:value-type="float" office:value="134784" table:style-name="ce38">
            <text:p>134.784</text:p>
          </table:table-cell>
          <table:table-cell office:value-type="percentage" office:value="0.81294595197741815" table:style-name="ce39">
            <text:p>81,3%</text:p>
          </table:table-cell>
          <table:table-cell office:value-type="float" office:value="136414" table:style-name="ce38">
            <text:p>136.414</text:p>
          </table:table-cell>
          <table:table-cell office:value-type="percentage" office:value="0.66165143666453252" table:style-name="ce39">
            <text:p>66,2%</text:p>
          </table:table-cell>
          <table:table-cell office:value-type="float" office:value="61638" table:style-name="ce38">
            <text:p>61.638</text:p>
          </table:table-cell>
          <table:table-cell office:value-type="percentage" office:value="0.33832271237794137" table:style-name="ce39">
            <text:p>33,8%</text:p>
          </table:table-cell>
          <table:table-cell office:value-type="float" office:value="16783" table:style-name="ce38">
            <text:p>16.783</text:p>
          </table:table-cell>
          <table:table-cell office:value-type="percentage" office:value="0.12166707746734134" table:style-name="ce39">
            <text:p>12,2%</text:p>
          </table:table-cell>
          <table:table-cell office:value-type="float" office:value="2379" table:style-name="ce38">
            <text:p>2.379</text:p>
          </table:table-cell>
          <table:table-cell office:value-type="percentage" office:value="2.4916212819438625E-2" table:style-name="ce39">
            <text:p>2,5%</text:p>
          </table:table-cell>
          <table:table-cell office:value-type="float" office:value="581375" table:style-name="ce38">
            <text:p>581.37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6178716685332508" table:style-name="ce39">
            <text:p>5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509" table:style-name="ce38">
            <text:p>91.509</text:p>
          </table:table-cell>
          <table:table-cell office:value-type="percentage" office:value="1" table:style-name="ce39">
            <text:p>100,0%</text:p>
          </table:table-cell>
          <table:table-cell office:value-type="float" office:value="147954" table:style-name="ce38">
            <text:p>147.954</text:p>
          </table:table-cell>
          <table:table-cell office:value-type="percentage" office:value="0.95743896046747901" table:style-name="ce39">
            <text:p>95,7%</text:p>
          </table:table-cell>
          <table:table-cell office:value-type="float" office:value="209475" table:style-name="ce38">
            <text:p>209.475</text:p>
          </table:table-cell>
          <table:table-cell office:value-type="percentage" office:value="0.89103414833341843" table:style-name="ce39">
            <text:p>89,1%</text:p>
          </table:table-cell>
          <table:table-cell office:value-type="float" office:value="286972" table:style-name="ce38">
            <text:p>286.972</text:p>
          </table:table-cell>
          <table:table-cell office:value-type="percentage" office:value="0.81872232619710594" table:style-name="ce39">
            <text:p>81,9%</text:p>
          </table:table-cell>
          <table:table-cell office:value-type="float" office:value="238383" table:style-name="ce38">
            <text:p>238.383</text:p>
          </table:table-cell>
          <table:table-cell office:value-type="percentage" office:value="0.61450954310638162" table:style-name="ce39">
            <text:p>61,5%</text:p>
          </table:table-cell>
          <table:table-cell office:value-type="float" office:value="106431" table:style-name="ce38">
            <text:p>106.431</text:p>
          </table:table-cell>
          <table:table-cell office:value-type="percentage" office:value="0.34229450622961788" table:style-name="ce39">
            <text:p>34,2%</text:p>
          </table:table-cell>
          <table:table-cell office:value-type="float" office:value="33979" table:style-name="ce38">
            <text:p>33.979</text:p>
          </table:table-cell>
          <table:table-cell office:value-type="percentage" office:value="0.13497227386116276" table:style-name="ce39">
            <text:p>13,5%</text:p>
          </table:table-cell>
          <table:table-cell office:value-type="float" office:value="1951" table:style-name="ce38">
            <text:p>1.951</text:p>
          </table:table-cell>
          <table:table-cell office:value-type="percentage" office:value="1.0851126548273887E-2" table:style-name="ce39">
            <text:p>1,1%</text:p>
          </table:table-cell>
          <table:table-cell office:value-type="float" office:value="1116654" table:style-name="ce38">
            <text:p>1.116.654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6949653555177704" table:style-name="ce39">
            <text:p>5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80" table:style-name="ce38">
            <text:p>42.180</text:p>
          </table:table-cell>
          <table:table-cell office:value-type="percentage" office:value="1" table:style-name="ce39">
            <text:p>100,0%</text:p>
          </table:table-cell>
          <table:table-cell office:value-type="float" office:value="55638" table:style-name="ce38">
            <text:p>55.638</text:p>
          </table:table-cell>
          <table:table-cell office:value-type="percentage" office:value="1" table:style-name="ce39">
            <text:p>100,0%</text:p>
          </table:table-cell>
          <table:table-cell office:value-type="float" office:value="73893" table:style-name="ce38">
            <text:p>73.893</text:p>
          </table:table-cell>
          <table:table-cell office:value-type="percentage" office:value="0.95536880212036979" table:style-name="ce39">
            <text:p>95,5%</text:p>
          </table:table-cell>
          <table:table-cell office:value-type="float" office:value="78145" table:style-name="ce38">
            <text:p>78.145</text:p>
          </table:table-cell>
          <table:table-cell office:value-type="percentage" office:value="0.86862522786892538" table:style-name="ce39">
            <text:p>86,9%</text:p>
          </table:table-cell>
          <table:table-cell office:value-type="float" office:value="56211" table:style-name="ce38">
            <text:p>56.211</text:p>
          </table:table-cell>
          <table:table-cell office:value-type="percentage" office:value="0.57493684092094632" table:style-name="ce39">
            <text:p>57,5%</text:p>
          </table:table-cell>
          <table:table-cell office:value-type="float" office:value="9711" table:style-name="ce38">
            <text:p>9.711</text:p>
          </table:table-cell>
          <table:table-cell office:value-type="percentage" office:value="0.13779745434421695" table:style-name="ce39">
            <text:p>13,8%</text:p>
          </table:table-cell>
          <table:table-cell office:value-type="float" office:value="5448" table:style-name="ce38">
            <text:p>5.448</text:p>
          </table:table-cell>
          <table:table-cell office:value-type="percentage" office:value="0.10787050787050786" table:style-name="ce39">
            <text:p>10,8%</text:p>
          </table:table-cell>
          <table:table-cell office:value-type="float" office:value="185" table:style-name="ce38">
            <text:p>185</text:p>
          </table:table-cell>
          <table:table-cell office:value-type="percentage" office:value="4.208084070695812E-3" table:style-name="ce39">
            <text:p>0,4%</text:p>
          </table:table-cell>
          <table:table-cell office:value-type="float" office:value="321411" table:style-name="ce38">
            <text:p>321.41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1323114436005011" table:style-name="ce39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450" table:style-name="ce38">
            <text:p>228.450</text:p>
          </table:table-cell>
          <table:table-cell office:value-type="percentage" office:value="1" table:style-name="ce39">
            <text:p>100,0%</text:p>
          </table:table-cell>
          <table:table-cell office:value-type="float" office:value="248670" table:style-name="ce38">
            <text:p>248.670</text:p>
          </table:table-cell>
          <table:table-cell office:value-type="percentage" office:value="1" table:style-name="ce39">
            <text:p>100,0%</text:p>
          </table:table-cell>
          <table:table-cell office:value-type="float" office:value="308313" table:style-name="ce38">
            <text:p>308.313</text:p>
          </table:table-cell>
          <table:table-cell office:value-type="percentage" office:value="0.96778780506944995" table:style-name="ce39">
            <text:p>96,8%</text:p>
          </table:table-cell>
          <table:table-cell office:value-type="float" office:value="335049" table:style-name="ce38">
            <text:p>335.049</text:p>
          </table:table-cell>
          <table:table-cell office:value-type="percentage" office:value="0.87898996523906348" table:style-name="ce39">
            <text:p>87,9%</text:p>
          </table:table-cell>
          <table:table-cell office:value-type="float" office:value="242840" table:style-name="ce38">
            <text:p>242.840</text:p>
          </table:table-cell>
          <table:table-cell office:value-type="percentage" office:value="0.66841909690205203" table:style-name="ce39">
            <text:p>66,8%</text:p>
          </table:table-cell>
          <table:table-cell office:value-type="float" office:value="44676" table:style-name="ce38">
            <text:p>44.676</text:p>
          </table:table-cell>
          <table:table-cell office:value-type="percentage" office:value="0.16683658036544516" table:style-name="ce39">
            <text:p>16,7%</text:p>
          </table:table-cell>
          <table:table-cell office:value-type="float" office:value="25046" table:style-name="ce38">
            <text:p>25.046</text:p>
          </table:table-cell>
          <table:table-cell office:value-type="percentage" office:value="0.11869804650104736" table:style-name="ce39">
            <text:p>11,9%</text:p>
          </table:table-cell>
          <table:table-cell office:value-type="float" office:value="1015" table:style-name="ce38">
            <text:p>1.015</text:p>
          </table:table-cell>
          <table:table-cell office:value-type="percentage" office:value="6.1387911117562382E-3" table:style-name="ce39">
            <text:p>0,6%</text:p>
          </table:table-cell>
          <table:table-cell office:value-type="float" office:value="1434059" table:style-name="ce38">
            <text:p>1.434.05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5895785094839621" table:style-name="ce39">
            <text:p>6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68" table:style-name="ce38">
            <text:p>137.368</text:p>
          </table:table-cell>
          <table:table-cell office:value-type="percentage" office:value="1" table:style-name="ce39">
            <text:p>100,0%</text:p>
          </table:table-cell>
          <table:table-cell office:value-type="float" office:value="157264" table:style-name="ce38">
            <text:p>157.264</text:p>
          </table:table-cell>
          <table:table-cell office:value-type="percentage" office:value="0.98845387521134376" table:style-name="ce39">
            <text:p>98,8%</text:p>
          </table:table-cell>
          <table:table-cell office:value-type="float" office:value="212797" table:style-name="ce38">
            <text:p>212.797</text:p>
          </table:table-cell>
          <table:table-cell office:value-type="percentage" office:value="0.97414898097452896" table:style-name="ce39">
            <text:p>97,4%</text:p>
          </table:table-cell>
          <table:table-cell office:value-type="float" office:value="273799" table:style-name="ce38">
            <text:p>273.799</text:p>
          </table:table-cell>
          <table:table-cell office:value-type="percentage" office:value="0.89046696023780558" table:style-name="ce39">
            <text:p>89,0%</text:p>
          </table:table-cell>
          <table:table-cell office:value-type="float" office:value="251415" table:style-name="ce38">
            <text:p>251.415</text:p>
          </table:table-cell>
          <table:table-cell office:value-type="percentage" office:value="0.76046944238592884" table:style-name="ce39">
            <text:p>76,0%</text:p>
          </table:table-cell>
          <table:table-cell office:value-type="float" office:value="93691" table:style-name="ce38">
            <text:p>93.691</text:p>
          </table:table-cell>
          <table:table-cell office:value-type="percentage" office:value="0.35235294338870482" table:style-name="ce39">
            <text:p>35,2%</text:p>
          </table:table-cell>
          <table:table-cell office:value-type="float" office:value="21813" table:style-name="ce38">
            <text:p>21.813</text:p>
          </table:table-cell>
          <table:table-cell office:value-type="percentage" office:value="0.10001879966435721" table:style-name="ce39">
            <text:p>10,0%</text:p>
          </table:table-cell>
          <table:table-cell office:value-type="float" office:value="868" table:style-name="ce38">
            <text:p>868</text:p>
          </table:table-cell>
          <table:table-cell office:value-type="percentage" office:value="4.9893086243763367E-3" table:style-name="ce39">
            <text:p>0,5%</text:p>
          </table:table-cell>
          <table:table-cell office:value-type="float" office:value="1149015" table:style-name="ce38">
            <text:p>1.149.01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3524168723296981" table:style-name="ce39">
            <text:p>6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437" table:style-name="ce38">
            <text:p>455.437</text:p>
          </table:table-cell>
          <table:table-cell office:value-type="percentage" office:value="1" table:style-name="ce39">
            <text:p>100,0%</text:p>
          </table:table-cell>
          <table:table-cell office:value-type="float" office:value="610832" table:style-name="ce38">
            <text:p>610.832</text:p>
          </table:table-cell>
          <table:table-cell office:value-type="percentage" office:value="0.96149801980821414" table:style-name="ce39">
            <text:p>96,1%</text:p>
          </table:table-cell>
          <table:table-cell office:value-type="float" office:value="756032" table:style-name="ce38">
            <text:p>756.032</text:p>
          </table:table-cell>
          <table:table-cell office:value-type="percentage" office:value="0.90263424325202013" table:style-name="ce39">
            <text:p>90,3%</text:p>
          </table:table-cell>
          <table:table-cell office:value-type="float" office:value="936270" table:style-name="ce38">
            <text:p>936.270</text:p>
          </table:table-cell>
          <table:table-cell office:value-type="percentage" office:value="0.85756287896829031" table:style-name="ce39">
            <text:p>85,8%</text:p>
          </table:table-cell>
          <table:table-cell office:value-type="float" office:value="923619" table:style-name="ce38">
            <text:p>923.619</text:p>
          </table:table-cell>
          <table:table-cell office:value-type="percentage" office:value="0.70143572646392083" table:style-name="ce39">
            <text:p>70,1%</text:p>
          </table:table-cell>
          <table:table-cell office:value-type="float" office:value="353720" table:style-name="ce38">
            <text:p>353.720</text:p>
          </table:table-cell>
          <table:table-cell office:value-type="percentage" office:value="0.33860079720327918" table:style-name="ce39">
            <text:p>33,9%</text:p>
          </table:table-cell>
          <table:table-cell office:value-type="float" office:value="119834" table:style-name="ce38">
            <text:p>119.834</text:p>
          </table:table-cell>
          <table:table-cell office:value-type="percentage" office:value="0.14284062531662167" table:style-name="ce39">
            <text:p>14,3%</text:p>
          </table:table-cell>
          <table:table-cell office:value-type="float" office:value="11359" table:style-name="ce38">
            <text:p>11.359</text:p>
          </table:table-cell>
          <table:table-cell office:value-type="percentage" office:value="1.7311168210483324E-2" table:style-name="ce39">
            <text:p>1,7%</text:p>
          </table:table-cell>
          <table:table-cell office:value-type="float" office:value="4167103" table:style-name="ce38">
            <text:p>4.167.10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0671004431916786" table:style-name="ce39">
            <text:p>6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853" table:style-name="ce38">
            <text:p>294.853</text:p>
          </table:table-cell>
          <table:table-cell office:value-type="percentage" office:value="1" table:style-name="ce39">
            <text:p>100,0%</text:p>
          </table:table-cell>
          <table:table-cell office:value-type="float" office:value="429243" table:style-name="ce38">
            <text:p>429.243</text:p>
          </table:table-cell>
          <table:table-cell office:value-type="percentage" office:value="0.98031571591049238" table:style-name="ce39">
            <text:p>98,0%</text:p>
          </table:table-cell>
          <table:table-cell office:value-type="float" office:value="538514" table:style-name="ce38">
            <text:p>538.514</text:p>
          </table:table-cell>
          <table:table-cell office:value-type="percentage" office:value="0.9273084817677123" table:style-name="ce39">
            <text:p>92,7%</text:p>
          </table:table-cell>
          <table:table-cell office:value-type="float" office:value="639726" table:style-name="ce38">
            <text:p>639.726</text:p>
          </table:table-cell>
          <table:table-cell office:value-type="percentage" office:value="0.85032179856287238" table:style-name="ce39">
            <text:p>85,0%</text:p>
          </table:table-cell>
          <table:table-cell office:value-type="float" office:value="496988" table:style-name="ce38">
            <text:p>496.988</text:p>
          </table:table-cell>
          <table:table-cell office:value-type="percentage" office:value="0.58360145986087164" table:style-name="ce39">
            <text:p>58,4%</text:p>
          </table:table-cell>
          <table:table-cell office:value-type="float" office:value="81524" table:style-name="ce38">
            <text:p>81.524</text:p>
          </table:table-cell>
          <table:table-cell office:value-type="percentage" office:value="0.12566145517827113" table:style-name="ce39">
            <text:p>12,6%</text:p>
          </table:table-cell>
          <table:table-cell office:value-type="float" office:value="55257" table:style-name="ce38">
            <text:p>55.257</text:p>
          </table:table-cell>
          <table:table-cell office:value-type="percentage" office:value="0.10706106648376559" table:style-name="ce39">
            <text:p>10,7%</text:p>
          </table:table-cell>
          <table:table-cell office:value-type="float" office:value="2498" table:style-name="ce38">
            <text:p>2.498</text:p>
          </table:table-cell>
          <table:table-cell office:value-type="percentage" office:value="5.8841403807966906E-3" table:style-name="ce39">
            <text:p>0,6%</text:p>
          </table:table-cell>
          <table:table-cell office:value-type="float" office:value="2538603" table:style-name="ce38">
            <text:p>2.538.60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6558453580616419" table:style-name="ce39">
            <text:p>5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22" table:style-name="ce38">
            <text:p>78.022</text:p>
          </table:table-cell>
          <table:table-cell office:value-type="percentage" office:value="1" table:style-name="ce39">
            <text:p>100,0%</text:p>
          </table:table-cell>
          <table:table-cell office:value-type="float" office:value="95387" table:style-name="ce38">
            <text:p>95.387</text:p>
          </table:table-cell>
          <table:table-cell office:value-type="percentage" office:value="1" table:style-name="ce39">
            <text:p>100,0%</text:p>
          </table:table-cell>
          <table:table-cell office:value-type="float" office:value="128042" table:style-name="ce38">
            <text:p>128.042</text:p>
          </table:table-cell>
          <table:table-cell office:value-type="percentage" office:value="1" table:style-name="ce39">
            <text:p>100,0%</text:p>
          </table:table-cell>
          <table:table-cell office:value-type="float" office:value="154377" table:style-name="ce38">
            <text:p>154.377</text:p>
          </table:table-cell>
          <table:table-cell office:value-type="percentage" office:value="0.91230734682299541" table:style-name="ce39">
            <text:p>91,2%</text:p>
          </table:table-cell>
          <table:table-cell office:value-type="float" office:value="128603" table:style-name="ce38">
            <text:p>128.603</text:p>
          </table:table-cell>
          <table:table-cell office:value-type="percentage" office:value="0.80631873299309065" table:style-name="ce39">
            <text:p>80,6%</text:p>
          </table:table-cell>
          <table:table-cell office:value-type="float" office:value="36300" table:style-name="ce38">
            <text:p>36.300</text:p>
          </table:table-cell>
          <table:table-cell office:value-type="percentage" office:value="0.27195289146607332" table:style-name="ce39">
            <text:p>27,2%</text:p>
          </table:table-cell>
          <table:table-cell office:value-type="float" office:value="9341" table:style-name="ce38">
            <text:p>9.341</text:p>
          </table:table-cell>
          <table:table-cell office:value-type="percentage" office:value="8.2430285915990123E-2" table:style-name="ce39">
            <text:p>8,2%</text:p>
          </table:table-cell>
          <table:table-cell office:value-type="float" office:value="375" table:style-name="ce38">
            <text:p>375</text:p>
          </table:table-cell>
          <table:table-cell office:value-type="percentage" office:value="4.4247787610619468E-3" table:style-name="ce39">
            <text:p>0,4%</text:p>
          </table:table-cell>
          <table:table-cell office:value-type="float" office:value="630447" table:style-name="ce38">
            <text:p>630.447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6123613830803718" table:style-name="ce39">
            <text:p>6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959" table:style-name="ce38">
            <text:p>240.959</text:p>
          </table:table-cell>
          <table:table-cell office:value-type="percentage" office:value="1" table:style-name="ce39">
            <text:p>100,0%</text:p>
          </table:table-cell>
          <table:table-cell office:value-type="float" office:value="288965" table:style-name="ce38">
            <text:p>288.965</text:p>
          </table:table-cell>
          <table:table-cell office:value-type="percentage" office:value="0.99724946680379067" table:style-name="ce39">
            <text:p>99,7%</text:p>
          </table:table-cell>
          <table:table-cell office:value-type="float" office:value="333096" table:style-name="ce38">
            <text:p>333.096</text:p>
          </table:table-cell>
          <table:table-cell office:value-type="percentage" office:value="0.96013282333170957" table:style-name="ce39">
            <text:p>96,0%</text:p>
          </table:table-cell>
          <table:table-cell office:value-type="float" office:value="372010" table:style-name="ce38">
            <text:p>372.010</text:p>
          </table:table-cell>
          <table:table-cell office:value-type="percentage" office:value="0.91653136695007753" table:style-name="ce39">
            <text:p>91,7%</text:p>
          </table:table-cell>
          <table:table-cell office:value-type="float" office:value="348367" table:style-name="ce38">
            <text:p>348.367</text:p>
          </table:table-cell>
          <table:table-cell office:value-type="percentage" office:value="0.7859893822720494" table:style-name="ce39">
            <text:p>78,6%</text:p>
          </table:table-cell>
          <table:table-cell office:value-type="float" office:value="39511" table:style-name="ce38">
            <text:p>39.511</text:p>
          </table:table-cell>
          <table:table-cell office:value-type="percentage" office:value="0.12217075644387275" table:style-name="ce39">
            <text:p>12,2%</text:p>
          </table:table-cell>
          <table:table-cell office:value-type="float" office:value="20465" table:style-name="ce38">
            <text:p>20.465</text:p>
          </table:table-cell>
          <table:table-cell office:value-type="percentage" office:value="8.8600361068659331E-2" table:style-name="ce39">
            <text:p>8,9%</text:p>
          </table:table-cell>
          <table:table-cell office:value-type="float" office:value="418" table:style-name="ce38">
            <text:p>418</text:p>
          </table:table-cell>
          <table:table-cell office:value-type="percentage" office:value="2.322131917092113E-3" table:style-name="ce39">
            <text:p>0,2%</text:p>
          </table:table-cell>
          <table:table-cell office:value-type="float" office:value="1643791" table:style-name="ce38">
            <text:p>1.643.79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6970585011918937" table:style-name="ce39">
            <text:p>6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07" table:style-name="ce38">
            <text:p>23.307</text:p>
          </table:table-cell>
          <table:table-cell office:value-type="percentage" office:value="1" table:style-name="ce39">
            <text:p>100,0%</text:p>
          </table:table-cell>
          <table:table-cell office:value-type="float" office:value="28495" table:style-name="ce38">
            <text:p>28.495</text:p>
          </table:table-cell>
          <table:table-cell office:value-type="percentage" office:value="1" table:style-name="ce39">
            <text:p>100,0%</text:p>
          </table:table-cell>
          <table:table-cell office:value-type="float" office:value="36145" table:style-name="ce38">
            <text:p>36.145</text:p>
          </table:table-cell>
          <table:table-cell office:value-type="percentage" office:value="0.95829577390105525" table:style-name="ce39">
            <text:p>95,8%</text:p>
          </table:table-cell>
          <table:table-cell office:value-type="float" office:value="42123" table:style-name="ce38">
            <text:p>42.123</text:p>
          </table:table-cell>
          <table:table-cell office:value-type="percentage" office:value="0.88374874118831825" table:style-name="ce39">
            <text:p>88,4%</text:p>
          </table:table-cell>
          <table:table-cell office:value-type="float" office:value="26799" table:style-name="ce38">
            <text:p>26.799</text:p>
          </table:table-cell>
          <table:table-cell office:value-type="percentage" office:value="0.50614765709105336" table:style-name="ce39">
            <text:p>50,6%</text:p>
          </table:table-cell>
          <table:table-cell office:value-type="float" office:value="5363" table:style-name="ce38">
            <text:p>5.363</text:p>
          </table:table-cell>
          <table:table-cell office:value-type="percentage" office:value="0.13639716167756047" table:style-name="ce39">
            <text:p>13,6%</text:p>
          </table:table-cell>
          <table:table-cell office:value-type="float" office:value="3599" table:style-name="ce38">
            <text:p>3.599</text:p>
          </table:table-cell>
          <table:table-cell office:value-type="percentage" office:value="0.11816271587103552" table:style-name="ce39">
            <text:p>11,8%</text:p>
          </table:table-cell>
          <table:table-cell office:value-type="float" office:value="164" table:style-name="ce38">
            <text:p>164</text:p>
          </table:table-cell>
          <table:table-cell office:value-type="percentage" office:value="6.4233119222935923E-3" table:style-name="ce39">
            <text:p>0,6%</text:p>
          </table:table-cell>
          <table:table-cell office:value-type="float" office:value="165995" table:style-name="ce38">
            <text:p>165.995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8455118498432934" table:style-name="ce39">
            <text:p>5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347" table:style-name="ce38">
            <text:p>371.347</text:p>
          </table:table-cell>
          <table:table-cell office:value-type="percentage" office:value="1" table:style-name="ce39">
            <text:p>100,0%</text:p>
          </table:table-cell>
          <table:table-cell office:value-type="float" office:value="505545" table:style-name="ce38">
            <text:p>505.545</text:p>
          </table:table-cell>
          <table:table-cell office:value-type="percentage" office:value="0.96096418612342971" table:style-name="ce39">
            <text:p>96,1%</text:p>
          </table:table-cell>
          <table:table-cell office:value-type="float" office:value="660293" table:style-name="ce38">
            <text:p>660.293</text:p>
          </table:table-cell>
          <table:table-cell office:value-type="percentage" office:value="0.9388190063455909" table:style-name="ce39">
            <text:p>93,9%</text:p>
          </table:table-cell>
          <table:table-cell office:value-type="float" office:value="861951" table:style-name="ce38">
            <text:p>861.951</text:p>
          </table:table-cell>
          <table:table-cell office:value-type="percentage" office:value="0.88606708793225208" table:style-name="ce39">
            <text:p>88,6%</text:p>
          </table:table-cell>
          <table:table-cell office:value-type="float" office:value="617468" table:style-name="ce38">
            <text:p>617.468</text:p>
          </table:table-cell>
          <table:table-cell office:value-type="percentage" office:value="0.52957406316280597" table:style-name="ce39">
            <text:p>53,0%</text:p>
          </table:table-cell>
          <table:table-cell office:value-type="float" office:value="132885" table:style-name="ce38">
            <text:p>132.885</text:p>
          </table:table-cell>
          <table:table-cell office:value-type="percentage" office:value="0.13993197422181036" table:style-name="ce39">
            <text:p>14,0%</text:p>
          </table:table-cell>
          <table:table-cell office:value-type="float" office:value="87146" table:style-name="ce38">
            <text:p>87.146</text:p>
          </table:table-cell>
          <table:table-cell office:value-type="percentage" office:value="0.11737230209771372" table:style-name="ce39">
            <text:p>11,7%</text:p>
          </table:table-cell>
          <table:table-cell office:value-type="float" office:value="4653" table:style-name="ce38">
            <text:p>4.653</text:p>
          </table:table-cell>
          <table:table-cell office:value-type="percentage" office:value="8.4058662215333261E-3" table:style-name="ce39">
            <text:p>0,8%</text:p>
          </table:table-cell>
          <table:table-cell office:value-type="float" office:value="3241288" table:style-name="ce38">
            <text:p>3.241.28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422084575330921" table:style-name="ce39">
            <text:p>5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362" table:style-name="ce38">
            <text:p>73.362</text:p>
          </table:table-cell>
          <table:table-cell office:value-type="percentage" office:value="1" table:style-name="ce39">
            <text:p>100,0%</text:p>
          </table:table-cell>
          <table:table-cell office:value-type="float" office:value="101501" table:style-name="ce38">
            <text:p>101.501</text:p>
          </table:table-cell>
          <table:table-cell office:value-type="percentage" office:value="0.98641386213665827" table:style-name="ce39">
            <text:p>98,6%</text:p>
          </table:table-cell>
          <table:table-cell office:value-type="float" office:value="137397" table:style-name="ce38">
            <text:p>137.397</text:p>
          </table:table-cell>
          <table:table-cell office:value-type="percentage" office:value="0.93525243518096235" table:style-name="ce39">
            <text:p>93,5%</text:p>
          </table:table-cell>
          <table:table-cell office:value-type="float" office:value="192213" table:style-name="ce38">
            <text:p>192.213</text:p>
          </table:table-cell>
          <table:table-cell office:value-type="percentage" office:value="0.90132516787335404" table:style-name="ce39">
            <text:p>90,1%</text:p>
          </table:table-cell>
          <table:table-cell office:value-type="float" office:value="193795" table:style-name="ce38">
            <text:p>193.795</text:p>
          </table:table-cell>
          <table:table-cell office:value-type="percentage" office:value="0.76250113119056329" table:style-name="ce39">
            <text:p>76,3%</text:p>
          </table:table-cell>
          <table:table-cell office:value-type="float" office:value="47504" table:style-name="ce38">
            <text:p>47.504</text:p>
          </table:table-cell>
          <table:table-cell office:value-type="percentage" office:value="0.22728860351286823" table:style-name="ce39">
            <text:p>22,7%</text:p>
          </table:table-cell>
          <table:table-cell office:value-type="float" office:value="17595" table:style-name="ce38">
            <text:p>17.595</text:p>
          </table:table-cell>
          <table:table-cell office:value-type="percentage" office:value="0.10214922669639125" table:style-name="ce39">
            <text:p>10,2%</text:p>
          </table:table-cell>
          <table:table-cell office:value-type="float" office:value="906" table:style-name="ce38">
            <text:p>906</text:p>
          </table:table-cell>
          <table:table-cell office:value-type="percentage" office:value="6.3850479935726673E-3" table:style-name="ce39">
            <text:p>0,6%</text:p>
          </table:table-cell>
          <table:table-cell office:value-type="float" office:value="764273" table:style-name="ce38">
            <text:p>764.27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8335349661905589" table:style-name="ce39">
            <text:p>5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77" table:style-name="ce38">
            <text:p>42.377</text:p>
          </table:table-cell>
          <table:table-cell office:value-type="percentage" office:value="1" table:style-name="ce39">
            <text:p>100,0%</text:p>
          </table:table-cell>
          <table:table-cell office:value-type="float" office:value="55626" table:style-name="ce38">
            <text:p>55.626</text:p>
          </table:table-cell>
          <table:table-cell office:value-type="percentage" office:value="0.99702466303412673" table:style-name="ce39">
            <text:p>99,7%</text:p>
          </table:table-cell>
          <table:table-cell office:value-type="float" office:value="69453" table:style-name="ce38">
            <text:p>69.453</text:p>
          </table:table-cell>
          <table:table-cell office:value-type="percentage" office:value="0.94053680732354694" table:style-name="ce39">
            <text:p>94,1%</text:p>
          </table:table-cell>
          <table:table-cell office:value-type="float" office:value="87345" table:style-name="ce38">
            <text:p>87.345</text:p>
          </table:table-cell>
          <table:table-cell office:value-type="percentage" office:value="0.90331354582497358" table:style-name="ce39">
            <text:p>90,3%</text:p>
          </table:table-cell>
          <table:table-cell office:value-type="float" office:value="86607" table:style-name="ce38">
            <text:p>86.607</text:p>
          </table:table-cell>
          <table:table-cell office:value-type="percentage" office:value="0.80190181663302529" table:style-name="ce39">
            <text:p>80,2%</text:p>
          </table:table-cell>
          <table:table-cell office:value-type="float" office:value="21898" table:style-name="ce38">
            <text:p>21.898</text:p>
          </table:table-cell>
          <table:table-cell office:value-type="percentage" office:value="0.26921232834609854" table:style-name="ce39">
            <text:p>26,9%</text:p>
          </table:table-cell>
          <table:table-cell office:value-type="float" office:value="8834" table:style-name="ce38">
            <text:p>8.834</text:p>
          </table:table-cell>
          <table:table-cell office:value-type="percentage" office:value="0.12966958768182951" table:style-name="ce39">
            <text:p>13,0%</text:p>
          </table:table-cell>
          <table:table-cell office:value-type="float" office:value="450" table:style-name="ce38">
            <text:p>450</text:p>
          </table:table-cell>
          <table:table-cell office:value-type="percentage" office:value="7.9804213662481374E-3" table:style-name="ce39">
            <text:p>0,8%</text:p>
          </table:table-cell>
          <table:table-cell office:value-type="float" office:value="372590" table:style-name="ce38">
            <text:p>372.59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4090038083508494" table:style-name="ce39">
            <text:p>64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965" table:style-name="ce38">
            <text:p>161.965</text:p>
          </table:table-cell>
          <table:table-cell office:value-type="percentage" office:value="1" table:style-name="ce39">
            <text:p>100,0%</text:p>
          </table:table-cell>
          <table:table-cell office:value-type="float" office:value="210316" table:style-name="ce38">
            <text:p>210.316</text:p>
          </table:table-cell>
          <table:table-cell office:value-type="percentage" office:value="0.98702371398669986" table:style-name="ce39">
            <text:p>98,7%</text:p>
          </table:table-cell>
          <table:table-cell office:value-type="float" office:value="267608" table:style-name="ce38">
            <text:p>267.608</text:p>
          </table:table-cell>
          <table:table-cell office:value-type="percentage" office:value="0.95533683898628796" table:style-name="ce39">
            <text:p>95,5%</text:p>
          </table:table-cell>
          <table:table-cell office:value-type="float" office:value="301048" table:style-name="ce38">
            <text:p>301.048</text:p>
          </table:table-cell>
          <table:table-cell office:value-type="percentage" office:value="0.88549519526320897" table:style-name="ce39">
            <text:p>88,5%</text:p>
          </table:table-cell>
          <table:table-cell office:value-type="float" office:value="249673" table:style-name="ce38">
            <text:p>249.673</text:p>
          </table:table-cell>
          <table:table-cell office:value-type="percentage" office:value="0.68945111326501585" table:style-name="ce39">
            <text:p>68,9%</text:p>
          </table:table-cell>
          <table:table-cell office:value-type="float" office:value="56830" table:style-name="ce38">
            <text:p>56.830</text:p>
          </table:table-cell>
          <table:table-cell office:value-type="percentage" office:value="0.21812138495373123" table:style-name="ce39">
            <text:p>21,8%</text:p>
          </table:table-cell>
          <table:table-cell office:value-type="float" office:value="28538" table:style-name="ce38">
            <text:p>28.538</text:p>
          </table:table-cell>
          <table:table-cell office:value-type="percentage" office:value="0.14160389810156102" table:style-name="ce39">
            <text:p>14,2%</text:p>
          </table:table-cell>
          <table:table-cell office:value-type="float" office:value="1565" table:style-name="ce38">
            <text:p>1.565</text:p>
          </table:table-cell>
          <table:table-cell office:value-type="percentage" office:value="9.2819947095595656E-3" table:style-name="ce39">
            <text:p>0,9%</text:p>
          </table:table-cell>
          <table:table-cell office:value-type="float" office:value="1277543" table:style-name="ce38">
            <text:p>1.277.54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4394138339659956" table:style-name="ce39">
            <text:p>64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7" table:style-name="ce38">
            <text:p>2.367</text:p>
          </table:table-cell>
          <table:table-cell office:value-type="percentage" office:value="0.90863723608445301" table:style-name="ce39">
            <text:p>90,9%</text:p>
          </table:table-cell>
          <table:table-cell office:value-type="float" office:value="3797" table:style-name="ce38">
            <text:p>3.797</text:p>
          </table:table-cell>
          <table:table-cell office:value-type="percentage" office:value="0.87934228809634085" table:style-name="ce39">
            <text:p>87,9%</text:p>
          </table:table-cell>
          <table:table-cell office:value-type="float" office:value="7193" table:style-name="ce38">
            <text:p>7.193</text:p>
          </table:table-cell>
          <table:table-cell office:value-type="percentage" office:value="0.91548937253404605" table:style-name="ce39">
            <text:p>91,5%</text:p>
          </table:table-cell>
          <table:table-cell office:value-type="float" office:value="9616" table:style-name="ce38">
            <text:p>9.616</text:p>
          </table:table-cell>
          <table:table-cell office:value-type="percentage" office:value="0.8321218414676359" table:style-name="ce39">
            <text:p>83,2%</text:p>
          </table:table-cell>
          <table:table-cell office:value-type="float" office:value="9557" table:style-name="ce38">
            <text:p>9.557</text:p>
          </table:table-cell>
          <table:table-cell office:value-type="percentage" office:value="0.75597215630438219" table:style-name="ce39">
            <text:p>75,6%</text:p>
          </table:table-cell>
          <table:table-cell office:value-type="float" office:value="6909" table:style-name="ce38">
            <text:p>6.909</text:p>
          </table:table-cell>
          <table:table-cell office:value-type="percentage" office:value="0.58088111652934249" table:style-name="ce39">
            <text:p>58,1%</text:p>
          </table:table-cell>
          <table:table-cell office:value-type="float" office:value="4385" table:style-name="ce38">
            <text:p>4.385</text:p>
          </table:table-cell>
          <table:table-cell office:value-type="percentage" office:value="0.39983587125011399" table:style-name="ce39">
            <text:p>40,0%</text:p>
          </table:table-cell>
          <table:table-cell office:value-type="float" office:value="126" table:style-name="ce38">
            <text:p>126</text:p>
          </table:table-cell>
          <table:table-cell office:value-type="percentage" office:value="1.3806706114398421E-2" table:style-name="ce39">
            <text:p>1,4%</text:p>
          </table:table-cell>
          <table:table-cell office:value-type="float" office:value="43950" table:style-name="ce38">
            <text:p>43.95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1931938279433518" table:style-name="ce39">
            <text:p>61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9" table:style-name="ce38">
            <text:p>1.959</text:p>
          </table:table-cell>
          <table:table-cell office:value-type="percentage" office:value="0.83397190293742018" table:style-name="ce39">
            <text:p>83,4%</text:p>
          </table:table-cell>
          <table:table-cell office:value-type="float" office:value="3216" table:style-name="ce38">
            <text:p>3.216</text:p>
          </table:table-cell>
          <table:table-cell office:value-type="percentage" office:value="0.85805763073639274" table:style-name="ce39">
            <text:p>85,8%</text:p>
          </table:table-cell>
          <table:table-cell office:value-type="float" office:value="6727" table:style-name="ce38">
            <text:p>6.727</text:p>
          </table:table-cell>
          <table:table-cell office:value-type="percentage" office:value="0.85946084067969852" table:style-name="ce39">
            <text:p>85,9%</text:p>
          </table:table-cell>
          <table:table-cell office:value-type="float" office:value="8945" table:style-name="ce38">
            <text:p>8.945</text:p>
          </table:table-cell>
          <table:table-cell office:value-type="percentage" office:value="0.7916629790246924" table:style-name="ce39">
            <text:p>79,2%</text:p>
          </table:table-cell>
          <table:table-cell office:value-type="float" office:value="8909" table:style-name="ce38">
            <text:p>8.909</text:p>
          </table:table-cell>
          <table:table-cell office:value-type="percentage" office:value="0.74229295117480421" table:style-name="ce39">
            <text:p>74,2%</text:p>
          </table:table-cell>
          <table:table-cell office:value-type="float" office:value="6670" table:style-name="ce38">
            <text:p>6.670</text:p>
          </table:table-cell>
          <table:table-cell office:value-type="percentage" office:value="0.54974037748289784" table:style-name="ce39">
            <text:p>55,0%</text:p>
          </table:table-cell>
          <table:table-cell office:value-type="float" office:value="3714" table:style-name="ce38">
            <text:p>3.714</text:p>
          </table:table-cell>
          <table:table-cell office:value-type="percentage" office:value="0.30962901208837018" table:style-name="ce39">
            <text:p>31,0%</text:p>
          </table:table-cell>
          <table:table-cell office:value-type="float" office:value="24" table:style-name="ce38">
            <text:p>24</text:p>
          </table:table-cell>
          <table:table-cell office:value-type="percentage" office:value="2.5067892208063504E-3" table:style-name="ce39">
            <text:p>0,3%</text:p>
          </table:table-cell>
          <table:table-cell office:value-type="float" office:value="40164" table:style-name="ce38">
            <text:p>40.16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6627236454382679" table:style-name="ce39">
            <text:p>56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376" table:style-name="ce38">
            <text:p>3.376</text:p>
          </table:table-cell>
          <table:table-cell office:value-type="string" table:style-name="ce39">
            <text:p>-</text:p>
          </table:table-cell>
          <table:table-cell office:value-type="float" office:value="9075" table:style-name="ce38">
            <text:p>9.075</text:p>
          </table:table-cell>
          <table:table-cell office:value-type="string" table:style-name="ce39">
            <text:p>-</text:p>
          </table:table-cell>
          <table:table-cell office:value-type="float" office:value="20259" table:style-name="ce38">
            <text:p>20.259</text:p>
          </table:table-cell>
          <table:table-cell office:value-type="string" table:style-name="ce39">
            <text:p>-</text:p>
          </table:table-cell>
          <table:table-cell office:value-type="float" office:value="28255" table:style-name="ce38">
            <text:p>28.255</text:p>
          </table:table-cell>
          <table:table-cell office:value-type="string" table:style-name="ce39">
            <text:p>-</text:p>
          </table:table-cell>
          <table:table-cell office:value-type="float" office:value="21632" table:style-name="ce38">
            <text:p>21.632</text:p>
          </table:table-cell>
          <table:table-cell office:value-type="string" table:style-name="ce39">
            <text:p>-</text:p>
          </table:table-cell>
          <table:table-cell office:value-type="float" office:value="840" table:style-name="ce38">
            <text:p>840</text:p>
          </table:table-cell>
          <table:table-cell office:value-type="string" table:style-name="ce39">
            <text:p>-</text:p>
          </table:table-cell>
          <table:table-cell office:value-type="float" office:value="83483" table:style-name="ce38">
            <text:p>83.48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12" table:style-name="ce46">
            <text:p>12</text:p>
          </table:table-cell>
          <table:table-cell office:value-type="string" table:style-name="ce47">
            <text:p>-</text:p>
          </table:table-cell>
          <table:table-cell office:value-type="float" office:value="57" table:style-name="ce46">
            <text:p>57</text:p>
          </table:table-cell>
          <table:table-cell office:value-type="string" table:style-name="ce47">
            <text:p>-</text:p>
          </table:table-cell>
          <table:table-cell office:value-type="float" office:value="212" table:style-name="ce46">
            <text:p>212</text:p>
          </table:table-cell>
          <table:table-cell office:value-type="string" table:style-name="ce47">
            <text:p>-</text:p>
          </table:table-cell>
          <table:table-cell office:value-type="float" office:value="199" table:style-name="ce46">
            <text:p>199</text:p>
          </table:table-cell>
          <table:table-cell office:value-type="string" table:style-name="ce47">
            <text:p>-</text:p>
          </table:table-cell>
          <table:table-cell office:value-type="float" office:value="171" table:style-name="ce46">
            <text:p>171</text:p>
          </table:table-cell>
          <table:table-cell office:value-type="string" table:style-name="ce47">
            <text:p>-</text:p>
          </table:table-cell>
          <table:table-cell office:value-type="float" office:value="11" table:style-name="ce46">
            <text:p>11</text:p>
          </table:table-cell>
          <table:table-cell office:value-type="string" table:style-name="ce47">
            <text:p>-</text:p>
          </table:table-cell>
          <table:table-cell office:value-type="float" office:value="663" table:style-name="ce46">
            <text:p>66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7153" table:style-name="ce43">
            <text:p>2.917.153</text:p>
          </table:table-cell>
          <table:table-cell office:value-type="percentage" office:value="1" table:style-name="ce44">
            <text:p>100,0%</text:p>
          </table:table-cell>
          <table:table-cell office:value-type="float" office:value="3899317" table:style-name="ce43">
            <text:p>3.899.317</text:p>
          </table:table-cell>
          <table:table-cell office:value-type="percentage" office:value="0.98466482072804729" table:style-name="ce44">
            <text:p>98,5%</text:p>
          </table:table-cell>
          <table:table-cell office:value-type="float" office:value="5022341" table:style-name="ce43">
            <text:p>5.022.341</text:p>
          </table:table-cell>
          <table:table-cell office:value-type="percentage" office:value="0.9410444396893678" table:style-name="ce44">
            <text:p>94,1%</text:p>
          </table:table-cell>
          <table:table-cell office:value-type="float" office:value="6176450" table:style-name="ce43">
            <text:p>6.176.450</text:p>
          </table:table-cell>
          <table:table-cell office:value-type="percentage" office:value="0.87817165924531082" table:style-name="ce44">
            <text:p>87,8%</text:p>
          </table:table-cell>
          <table:table-cell office:value-type="float" office:value="5362225" table:style-name="ce43">
            <text:p>5.362.225</text:p>
          </table:table-cell>
          <table:table-cell office:value-type="percentage" office:value="0.67947335295132116" table:style-name="ce44">
            <text:p>67,9%</text:p>
          </table:table-cell>
          <table:table-cell office:value-type="float" office:value="1592598" table:style-name="ce43">
            <text:p>1.592.598</text:p>
          </table:table-cell>
          <table:table-cell office:value-type="percentage" office:value="0.25561717275752466" table:style-name="ce44">
            <text:p>25,6%</text:p>
          </table:table-cell>
          <table:table-cell office:value-type="float" office:value="619768" table:style-name="ce43">
            <text:p>619.768</text:p>
          </table:table-cell>
          <table:table-cell office:value-type="percentage" office:value="0.12534137975666582" table:style-name="ce44">
            <text:p>12,5%</text:p>
          </table:table-cell>
          <table:table-cell office:value-type="float" office:value="37426" table:style-name="ce43">
            <text:p>37.426</text:p>
          </table:table-cell>
          <table:table-cell office:value-type="percentage" office:value="9.6243306865095302E-3" table:style-name="ce44">
            <text:p>1,0%</text:p>
          </table:table-cell>
          <table:table-cell office:value-type="float" office:value="25627278" table:style-name="ce43">
            <text:p>25.627.278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60843739932739993" table:style-name="ce44">
            <text:p>60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3529" table:style-name="ce35">
            <text:p>423.529</text:p>
          </table:table-cell>
          <table:table-cell office:value-type="percentage" office:value="1" table:style-name="ce36">
            <text:p>100,0%</text:p>
          </table:table-cell>
          <table:table-cell office:value-type="float" office:value="635128" table:style-name="ce35">
            <text:p>635.128</text:p>
          </table:table-cell>
          <table:table-cell office:value-type="percentage" office:value="0.97654759287248549" table:style-name="ce36">
            <text:p>97,7%</text:p>
          </table:table-cell>
          <table:table-cell office:value-type="float" office:value="460979" table:style-name="ce35">
            <text:p>460.979</text:p>
          </table:table-cell>
          <table:table-cell office:value-type="percentage" office:value="0.50317143427856015" table:style-name="ce36">
            <text:p>50,3%</text:p>
          </table:table-cell>
          <table:table-cell office:value-type="float" office:value="981405" table:style-name="ce35">
            <text:p>981.405</text:p>
          </table:table-cell>
          <table:table-cell office:value-type="percentage" office:value="0.77580135033331465" table:style-name="ce36">
            <text:p>77,6%</text:p>
          </table:table-cell>
          <table:table-cell office:value-type="float" office:value="370786" table:style-name="ce35">
            <text:p>370.786</text:p>
          </table:table-cell>
          <table:table-cell office:value-type="percentage" office:value="0.26769348948895183" table:style-name="ce36">
            <text:p>26,8%</text:p>
          </table:table-cell>
          <table:table-cell office:value-type="float" office:value="137516" table:style-name="ce35">
            <text:p>137.516</text:p>
          </table:table-cell>
          <table:table-cell office:value-type="percentage" office:value="0.12060511288640671" table:style-name="ce36">
            <text:p>12,1%</text:p>
          </table:table-cell>
          <table:table-cell office:value-type="float" office:value="92970" table:style-name="ce35">
            <text:p>92.970</text:p>
          </table:table-cell>
          <table:table-cell office:value-type="percentage" office:value="0.10011069570311154" table:style-name="ce36">
            <text:p>10,0%</text:p>
          </table:table-cell>
          <table:table-cell office:value-type="float" office:value="4190" table:style-name="ce35">
            <text:p>4.190</text:p>
          </table:table-cell>
          <table:table-cell office:value-type="percentage" office:value="5.5650963532016574E-3" table:style-name="ce36">
            <text:p>0,6%</text:p>
          </table:table-cell>
          <table:table-cell office:value-type="float" office:value="3106503" table:style-name="ce35">
            <text:p>3.106.50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41686975600428072" table:style-name="ce36">
            <text:p>4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955" table:style-name="ce38">
            <text:p>98.955</text:p>
          </table:table-cell>
          <table:table-cell office:value-type="percentage" office:value="1" table:style-name="ce39">
            <text:p>100,0%</text:p>
          </table:table-cell>
          <table:table-cell office:value-type="float" office:value="116682" table:style-name="ce38">
            <text:p>116.682</text:p>
          </table:table-cell>
          <table:table-cell office:value-type="percentage" office:value="0.98089193392459328" table:style-name="ce39">
            <text:p>98,1%</text:p>
          </table:table-cell>
          <table:table-cell office:value-type="float" office:value="57444" table:style-name="ce38">
            <text:p>57.444</text:p>
          </table:table-cell>
          <table:table-cell office:value-type="percentage" office:value="0.36736651595285452" table:style-name="ce39">
            <text:p>36,7%</text:p>
          </table:table-cell>
          <table:table-cell office:value-type="float" office:value="157770" table:style-name="ce38">
            <text:p>157.770</text:p>
          </table:table-cell>
          <table:table-cell office:value-type="percentage" office:value="0.79574914508791217" table:style-name="ce39">
            <text:p>79,6%</text:p>
          </table:table-cell>
          <table:table-cell office:value-type="float" office:value="73888" table:style-name="ce38">
            <text:p>73.888</text:p>
          </table:table-cell>
          <table:table-cell office:value-type="percentage" office:value="0.34375625165741613" table:style-name="ce39">
            <text:p>34,4%</text:p>
          </table:table-cell>
          <table:table-cell office:value-type="float" office:value="24617" table:style-name="ce38">
            <text:p>24.617</text:p>
          </table:table-cell>
          <table:table-cell office:value-type="percentage" office:value="0.14984234810026417" table:style-name="ce39">
            <text:p>15,0%</text:p>
          </table:table-cell>
          <table:table-cell office:value-type="float" office:value="16144" table:style-name="ce38">
            <text:p>16.144</text:p>
          </table:table-cell>
          <table:table-cell office:value-type="percentage" office:value="0.12380273157414437" table:style-name="ce39">
            <text:p>12,4%</text:p>
          </table:table-cell>
          <table:table-cell office:value-type="float" office:value="1239" table:style-name="ce38">
            <text:p>1.239</text:p>
          </table:table-cell>
          <table:table-cell office:value-type="percentage" office:value="1.2016409818735512E-2" table:style-name="ce39">
            <text:p>1,2%</text:p>
          </table:table-cell>
          <table:table-cell office:value-type="float" office:value="546739" table:style-name="ce38">
            <text:p>546.73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46133095498061821" table:style-name="ce39">
            <text:p>4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207" table:style-name="ce38">
            <text:p>87.207</text:p>
          </table:table-cell>
          <table:table-cell office:value-type="percentage" office:value="0.99295197321977546" table:style-name="ce39">
            <text:p>99,3%</text:p>
          </table:table-cell>
          <table:table-cell office:value-type="float" office:value="111958" table:style-name="ce38">
            <text:p>111.958</text:p>
          </table:table-cell>
          <table:table-cell office:value-type="percentage" office:value="1" table:style-name="ce39">
            <text:p>100,0%</text:p>
          </table:table-cell>
          <table:table-cell office:value-type="float" office:value="55261" table:style-name="ce38">
            <text:p>55.261</text:p>
          </table:table-cell>
          <table:table-cell office:value-type="percentage" office:value="0.36926335765642959" table:style-name="ce39">
            <text:p>36,9%</text:p>
          </table:table-cell>
          <table:table-cell office:value-type="float" office:value="135439" table:style-name="ce38">
            <text:p>135.439</text:p>
          </table:table-cell>
          <table:table-cell office:value-type="percentage" office:value="0.83272771988072181" table:style-name="ce39">
            <text:p>83,3%</text:p>
          </table:table-cell>
          <table:table-cell office:value-type="float" office:value="62190" table:style-name="ce38">
            <text:p>62.190</text:p>
          </table:table-cell>
          <table:table-cell office:value-type="percentage" office:value="0.37241081961519346" table:style-name="ce39">
            <text:p>37,2%</text:p>
          </table:table-cell>
          <table:table-cell office:value-type="float" office:value="15565" table:style-name="ce38">
            <text:p>15.565</text:p>
          </table:table-cell>
          <table:table-cell office:value-type="percentage" office:value="0.13599706424583446" table:style-name="ce39">
            <text:p>13,6%</text:p>
          </table:table-cell>
          <table:table-cell office:value-type="float" office:value="9845" table:style-name="ce38">
            <text:p>9.845</text:p>
          </table:table-cell>
          <table:table-cell office:value-type="percentage" office:value="0.12444539950196559" table:style-name="ce39">
            <text:p>12,4%</text:p>
          </table:table-cell>
          <table:table-cell office:value-type="float" office:value="522" table:style-name="ce38">
            <text:p>522</text:p>
          </table:table-cell>
          <table:table-cell office:value-type="percentage" office:value="8.1562500000000003E-3" table:style-name="ce39">
            <text:p>0,8%</text:p>
          </table:table-cell>
          <table:table-cell office:value-type="float" office:value="477987" table:style-name="ce38">
            <text:p>477.98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51180338506114509" table:style-name="ce39">
            <text:p>5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939" table:style-name="ce38">
            <text:p>49.939</text:p>
          </table:table-cell>
          <table:table-cell office:value-type="percentage" office:value="1" table:style-name="ce39">
            <text:p>100,0%</text:p>
          </table:table-cell>
          <table:table-cell office:value-type="float" office:value="76475" table:style-name="ce38">
            <text:p>76.475</text:p>
          </table:table-cell>
          <table:table-cell office:value-type="percentage" office:value="0.94981121764618215" table:style-name="ce39">
            <text:p>95,0%</text:p>
          </table:table-cell>
          <table:table-cell office:value-type="float" office:value="31992" table:style-name="ce38">
            <text:p>31.992</text:p>
          </table:table-cell>
          <table:table-cell office:value-type="percentage" office:value="0.27289710059625866" table:style-name="ce39">
            <text:p>27,3%</text:p>
          </table:table-cell>
          <table:table-cell office:value-type="float" office:value="124169" table:style-name="ce38">
            <text:p>124.169</text:p>
          </table:table-cell>
          <table:table-cell office:value-type="percentage" office:value="0.74892187434030777" table:style-name="ce39">
            <text:p>74,9%</text:p>
          </table:table-cell>
          <table:table-cell office:value-type="float" office:value="82526" table:style-name="ce38">
            <text:p>82.526</text:p>
          </table:table-cell>
          <table:table-cell office:value-type="percentage" office:value="0.40027743825543721" table:style-name="ce39">
            <text:p>40,0%</text:p>
          </table:table-cell>
          <table:table-cell office:value-type="float" office:value="20594" table:style-name="ce38">
            <text:p>20.594</text:p>
          </table:table-cell>
          <table:table-cell office:value-type="percentage" office:value="0.11303770301942509" table:style-name="ce39">
            <text:p>11,3%</text:p>
          </table:table-cell>
          <table:table-cell office:value-type="float" office:value="11696" table:style-name="ce38">
            <text:p>11.696</text:p>
          </table:table-cell>
          <table:table-cell office:value-type="percentage" office:value="8.4789259253889318E-2" table:style-name="ce39">
            <text:p>8,5%</text:p>
          </table:table-cell>
          <table:table-cell office:value-type="float" office:value="596" table:style-name="ce38">
            <text:p>596</text:p>
          </table:table-cell>
          <table:table-cell office:value-type="percentage" office:value="6.2421449518223716E-3" table:style-name="ce39">
            <text:p>0,6%</text:p>
          </table:table-cell>
          <table:table-cell office:value-type="float" office:value="397987" table:style-name="ce38">
            <text:p>397.98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8457792160731763" table:style-name="ce39">
            <text:p>3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929" table:style-name="ce38">
            <text:p>88.929</text:p>
          </table:table-cell>
          <table:table-cell office:value-type="percentage" office:value="0.98551575867724628" table:style-name="ce39">
            <text:p>98,6%</text:p>
          </table:table-cell>
          <table:table-cell office:value-type="float" office:value="143688" table:style-name="ce38">
            <text:p>143.688</text:p>
          </table:table-cell>
          <table:table-cell office:value-type="percentage" office:value="0.92983284907235442" table:style-name="ce39">
            <text:p>93,0%</text:p>
          </table:table-cell>
          <table:table-cell office:value-type="float" office:value="112516" table:style-name="ce38">
            <text:p>112.516</text:p>
          </table:table-cell>
          <table:table-cell office:value-type="percentage" office:value="0.47860412093988736" table:style-name="ce39">
            <text:p>47,9%</text:p>
          </table:table-cell>
          <table:table-cell office:value-type="float" office:value="240967" table:style-name="ce38">
            <text:p>240.967</text:p>
          </table:table-cell>
          <table:table-cell office:value-type="percentage" office:value="0.68747147030629474" table:style-name="ce39">
            <text:p>68,7%</text:p>
          </table:table-cell>
          <table:table-cell office:value-type="float" office:value="123153" table:style-name="ce38">
            <text:p>123.153</text:p>
          </table:table-cell>
          <table:table-cell office:value-type="percentage" office:value="0.3174668233983976" table:style-name="ce39">
            <text:p>31,7%</text:p>
          </table:table-cell>
          <table:table-cell office:value-type="float" office:value="37264" table:style-name="ce38">
            <text:p>37.264</text:p>
          </table:table-cell>
          <table:table-cell office:value-type="percentage" office:value="0.11984536911370258" table:style-name="ce39">
            <text:p>12,0%</text:p>
          </table:table-cell>
          <table:table-cell office:value-type="float" office:value="19689" table:style-name="ce38">
            <text:p>19.689</text:p>
          </table:table-cell>
          <table:table-cell office:value-type="percentage" office:value="7.8209161542494882E-2" table:style-name="ce39">
            <text:p>7,8%</text:p>
          </table:table-cell>
          <table:table-cell office:value-type="float" office:value="688" table:style-name="ce38">
            <text:p>688</text:p>
          </table:table-cell>
          <table:table-cell office:value-type="percentage" office:value="3.8265377064133441E-3" table:style-name="ce39">
            <text:p>0,4%</text:p>
          </table:table-cell>
          <table:table-cell office:value-type="float" office:value="766894" table:style-name="ce38">
            <text:p>766.894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9111799728066571" table:style-name="ce39">
            <text:p>3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28" table:style-name="ce38">
            <text:p>41.628</text:p>
          </table:table-cell>
          <table:table-cell office:value-type="percentage" office:value="1" table:style-name="ce39">
            <text:p>100,0%</text:p>
          </table:table-cell>
          <table:table-cell office:value-type="float" office:value="55061" table:style-name="ce38">
            <text:p>55.061</text:p>
          </table:table-cell>
          <table:table-cell office:value-type="percentage" office:value="1" table:style-name="ce39">
            <text:p>100,0%</text:p>
          </table:table-cell>
          <table:table-cell office:value-type="float" office:value="29205" table:style-name="ce38">
            <text:p>29.205</text:p>
          </table:table-cell>
          <table:table-cell office:value-type="percentage" office:value="0.3775938974723641" table:style-name="ce39">
            <text:p>37,8%</text:p>
          </table:table-cell>
          <table:table-cell office:value-type="float" office:value="58733" table:style-name="ce38">
            <text:p>58.733</text:p>
          </table:table-cell>
          <table:table-cell office:value-type="percentage" office:value="0.65285002890044908" table:style-name="ce39">
            <text:p>65,3%</text:p>
          </table:table-cell>
          <table:table-cell office:value-type="float" office:value="17772" table:style-name="ce38">
            <text:p>17.772</text:p>
          </table:table-cell>
          <table:table-cell office:value-type="percentage" office:value="0.18177540938334236" table:style-name="ce39">
            <text:p>18,2%</text:p>
          </table:table-cell>
          <table:table-cell office:value-type="float" office:value="7781" table:style-name="ce38">
            <text:p>7.781</text:p>
          </table:table-cell>
          <table:table-cell office:value-type="percentage" office:value="0.11041107942048728" table:style-name="ce39">
            <text:p>11,0%</text:p>
          </table:table-cell>
          <table:table-cell office:value-type="float" office:value="4509" table:style-name="ce38">
            <text:p>4.509</text:p>
          </table:table-cell>
          <table:table-cell office:value-type="percentage" office:value="8.9278289278289277E-2" table:style-name="ce39">
            <text:p>8,9%</text:p>
          </table:table-cell>
          <table:table-cell office:value-type="float" office:value="98" table:style-name="ce38">
            <text:p>98</text:p>
          </table:table-cell>
          <table:table-cell office:value-type="percentage" office:value="2.2291472374496735E-3" table:style-name="ce39">
            <text:p>0,2%</text:p>
          </table:table-cell>
          <table:table-cell office:value-type="float" office:value="214787" table:style-name="ce38">
            <text:p>214.78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40979953331921459" table:style-name="ce39">
            <text:p>4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447" table:style-name="ce38">
            <text:p>225.447</text:p>
          </table:table-cell>
          <table:table-cell office:value-type="percentage" office:value="1" table:style-name="ce39">
            <text:p>100,0%</text:p>
          </table:table-cell>
          <table:table-cell office:value-type="float" office:value="246518" table:style-name="ce38">
            <text:p>246.518</text:p>
          </table:table-cell>
          <table:table-cell office:value-type="percentage" office:value="1" table:style-name="ce39">
            <text:p>100,0%</text:p>
          </table:table-cell>
          <table:table-cell office:value-type="float" office:value="159647" table:style-name="ce38">
            <text:p>159.647</text:p>
          </table:table-cell>
          <table:table-cell office:value-type="percentage" office:value="0.5011284626853959" table:style-name="ce39">
            <text:p>50,1%</text:p>
          </table:table-cell>
          <table:table-cell office:value-type="float" office:value="276136" table:style-name="ce38">
            <text:p>276.136</text:p>
          </table:table-cell>
          <table:table-cell office:value-type="percentage" office:value="0.72443365908047486" table:style-name="ce39">
            <text:p>72,4%</text:p>
          </table:table-cell>
          <table:table-cell office:value-type="float" office:value="74629" table:style-name="ce38">
            <text:p>74.629</text:p>
          </table:table-cell>
          <table:table-cell office:value-type="percentage" office:value="0.20541693618309684" table:style-name="ce39">
            <text:p>20,5%</text:p>
          </table:table-cell>
          <table:table-cell office:value-type="float" office:value="34069" table:style-name="ce38">
            <text:p>34.069</text:p>
          </table:table-cell>
          <table:table-cell office:value-type="percentage" office:value="0.12722614953152367" table:style-name="ce39">
            <text:p>12,7%</text:p>
          </table:table-cell>
          <table:table-cell office:value-type="float" office:value="22646" table:style-name="ce38">
            <text:p>22.646</text:p>
          </table:table-cell>
          <table:table-cell office:value-type="percentage" office:value="0.10732396235178146" table:style-name="ce39">
            <text:p>10,7%</text:p>
          </table:table-cell>
          <table:table-cell office:value-type="float" office:value="837" table:style-name="ce38">
            <text:p>837</text:p>
          </table:table-cell>
          <table:table-cell office:value-type="percentage" office:value="5.0622346409260801E-3" table:style-name="ce39">
            <text:p>0,5%</text:p>
          </table:table-cell>
          <table:table-cell office:value-type="float" office:value="1039929" table:style-name="ce38">
            <text:p>1.039.92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47785298860013059" table:style-name="ce39">
            <text:p>4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186" table:style-name="ce38">
            <text:p>135.186</text:p>
          </table:table-cell>
          <table:table-cell office:value-type="percentage" office:value="0.99994082577629184" table:style-name="ce39">
            <text:p>100,0%</text:p>
          </table:table-cell>
          <table:table-cell office:value-type="float" office:value="155428" table:style-name="ce38">
            <text:p>155.428</text:p>
          </table:table-cell>
          <table:table-cell office:value-type="percentage" office:value="0.9769140357383046" table:style-name="ce39">
            <text:p>97,7%</text:p>
          </table:table-cell>
          <table:table-cell office:value-type="float" office:value="89275" table:style-name="ce38">
            <text:p>89.275</text:p>
          </table:table-cell>
          <table:table-cell office:value-type="percentage" office:value="0.40868597901521669" table:style-name="ce39">
            <text:p>40,9%</text:p>
          </table:table-cell>
          <table:table-cell office:value-type="float" office:value="238179" table:style-name="ce38">
            <text:p>238.179</text:p>
          </table:table-cell>
          <table:table-cell office:value-type="percentage" office:value="0.77462127371714395" table:style-name="ce39">
            <text:p>77,5%</text:p>
          </table:table-cell>
          <table:table-cell office:value-type="float" office:value="110017" table:style-name="ce38">
            <text:p>110.017</text:p>
          </table:table-cell>
          <table:table-cell office:value-type="percentage" office:value="0.33277476142224105" table:style-name="ce39">
            <text:p>33,3%</text:p>
          </table:table-cell>
          <table:table-cell office:value-type="float" office:value="27340" table:style-name="ce38">
            <text:p>27.340</text:p>
          </table:table-cell>
          <table:table-cell office:value-type="percentage" office:value="0.10282022256403699" table:style-name="ce39">
            <text:p>10,3%</text:p>
          </table:table-cell>
          <table:table-cell office:value-type="float" office:value="17086" table:style-name="ce38">
            <text:p>17.086</text:p>
          </table:table-cell>
          <table:table-cell office:value-type="percentage" office:value="7.8344162245688687E-2" table:style-name="ce39">
            <text:p>7,8%</text:p>
          </table:table-cell>
          <table:table-cell office:value-type="float" office:value="641" table:style-name="ce38">
            <text:p>641</text:p>
          </table:table-cell>
          <table:table-cell office:value-type="percentage" office:value="3.6845009541765341E-3" table:style-name="ce39">
            <text:p>0,4%</text:p>
          </table:table-cell>
          <table:table-cell office:value-type="float" office:value="773152" table:style-name="ce38">
            <text:p>773.15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4274429672089094" table:style-name="ce39">
            <text:p>4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109" table:style-name="ce38">
            <text:p>447.109</text:p>
          </table:table-cell>
          <table:table-cell office:value-type="percentage" office:value="0.99980545443161384" table:style-name="ce39">
            <text:p>100,0%</text:p>
          </table:table-cell>
          <table:table-cell office:value-type="float" office:value="598417" table:style-name="ce38">
            <text:p>598.417</text:p>
          </table:table-cell>
          <table:table-cell office:value-type="percentage" office:value="0.94195582503793529" table:style-name="ce39">
            <text:p>94,2%</text:p>
          </table:table-cell>
          <table:table-cell office:value-type="float" office:value="389125" table:style-name="ce38">
            <text:p>389.125</text:p>
          </table:table-cell>
          <table:table-cell office:value-type="percentage" office:value="0.46458026896406807" table:style-name="ce39">
            <text:p>46,5%</text:p>
          </table:table-cell>
          <table:table-cell office:value-type="float" office:value="748548" table:style-name="ce38">
            <text:p>748.548</text:p>
          </table:table-cell>
          <table:table-cell office:value-type="percentage" office:value="0.68562164538643311" table:style-name="ce39">
            <text:p>68,6%</text:p>
          </table:table-cell>
          <table:table-cell office:value-type="float" office:value="325193" table:style-name="ce38">
            <text:p>325.193</text:p>
          </table:table-cell>
          <table:table-cell office:value-type="percentage" office:value="0.24696545674783843" table:style-name="ce39">
            <text:p>24,7%</text:p>
          </table:table-cell>
          <table:table-cell office:value-type="float" office:value="121338" table:style-name="ce38">
            <text:p>121.338</text:p>
          </table:table-cell>
          <table:table-cell office:value-type="percentage" office:value="0.11615159880993862" table:style-name="ce39">
            <text:p>11,6%</text:p>
          </table:table-cell>
          <table:table-cell office:value-type="float" office:value="94677" table:style-name="ce38">
            <text:p>94.677</text:p>
          </table:table-cell>
          <table:table-cell office:value-type="percentage" office:value="0.11285379677805789" table:style-name="ce39">
            <text:p>11,3%</text:p>
          </table:table-cell>
          <table:table-cell office:value-type="float" office:value="6956" table:style-name="ce38">
            <text:p>6.956</text:p>
          </table:table-cell>
          <table:table-cell office:value-type="percentage" office:value="1.0600975972543534E-2" table:style-name="ce39">
            <text:p>1,1%</text:p>
          </table:table-cell>
          <table:table-cell office:value-type="float" office:value="2731363" table:style-name="ce38">
            <text:p>2.731.36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39767324368553775" table:style-name="ce39">
            <text:p>3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89895" table:style-name="ce38">
            <text:p>289.895</text:p>
          </table:table-cell>
          <table:table-cell office:value-type="percentage" office:value="1" table:style-name="ce39">
            <text:p>100,0%</text:p>
          </table:table-cell>
          <table:table-cell office:value-type="float" office:value="418768" table:style-name="ce38">
            <text:p>418.768</text:p>
          </table:table-cell>
          <table:table-cell office:value-type="percentage" office:value="0.95639265339307822" table:style-name="ce39">
            <text:p>95,6%</text:p>
          </table:table-cell>
          <table:table-cell office:value-type="float" office:value="287309" table:style-name="ce38">
            <text:p>287.309</text:p>
          </table:table-cell>
          <table:table-cell office:value-type="percentage" office:value="0.49473936162885207" table:style-name="ce39">
            <text:p>49,5%</text:p>
          </table:table-cell>
          <table:table-cell office:value-type="float" office:value="547385" table:style-name="ce38">
            <text:p>547.385</text:p>
          </table:table-cell>
          <table:table-cell office:value-type="percentage" office:value="0.72758243014405832" table:style-name="ce39">
            <text:p>72,8%</text:p>
          </table:table-cell>
          <table:table-cell office:value-type="float" office:value="165578" table:style-name="ce38">
            <text:p>165.578</text:p>
          </table:table-cell>
          <table:table-cell office:value-type="percentage" office:value="0.19443439785436151" table:style-name="ce39">
            <text:p>19,4%</text:p>
          </table:table-cell>
          <table:table-cell office:value-type="float" office:value="65041" table:style-name="ce38">
            <text:p>65.041</text:p>
          </table:table-cell>
          <table:table-cell office:value-type="percentage" office:value="0.10025448587225765" table:style-name="ce39">
            <text:p>10,0%</text:p>
          </table:table-cell>
          <table:table-cell office:value-type="float" office:value="42053" table:style-name="ce38">
            <text:p>42.053</text:p>
          </table:table-cell>
          <table:table-cell office:value-type="percentage" office:value="8.1478166184226333E-2" table:style-name="ce39">
            <text:p>8,1%</text:p>
          </table:table-cell>
          <table:table-cell office:value-type="float" office:value="1569" table:style-name="ce38">
            <text:p>1.569</text:p>
          </table:table-cell>
          <table:table-cell office:value-type="percentage" office:value="3.6958431775300274E-3" table:style-name="ce39">
            <text:p>0,4%</text:p>
          </table:table-cell>
          <table:table-cell office:value-type="float" office:value="1817598" table:style-name="ce38">
            <text:p>1.817.59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40494922644943399" table:style-name="ce39">
            <text:p>4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39" table:style-name="ce38">
            <text:p>76.639</text:p>
          </table:table-cell>
          <table:table-cell office:value-type="percentage" office:value="1" table:style-name="ce39">
            <text:p>100,0%</text:p>
          </table:table-cell>
          <table:table-cell office:value-type="float" office:value="90991" table:style-name="ce38">
            <text:p>90.991</text:p>
          </table:table-cell>
          <table:table-cell office:value-type="percentage" office:value="0.99036745178283769" table:style-name="ce39">
            <text:p>99,0%</text:p>
          </table:table-cell>
          <table:table-cell office:value-type="float" office:value="78583" table:style-name="ce38">
            <text:p>78.583</text:p>
          </table:table-cell>
          <table:table-cell office:value-type="percentage" office:value="0.62717383496811574" table:style-name="ce39">
            <text:p>62,7%</text:p>
          </table:table-cell>
          <table:table-cell office:value-type="float" office:value="136776" table:style-name="ce38">
            <text:p>136.776</text:p>
          </table:table-cell>
          <table:table-cell office:value-type="percentage" office:value="0.80829236006051441" table:style-name="ce39">
            <text:p>80,8%</text:p>
          </table:table-cell>
          <table:table-cell office:value-type="float" office:value="50137" table:style-name="ce38">
            <text:p>50.137</text:p>
          </table:table-cell>
          <table:table-cell office:value-type="percentage" office:value="0.31435038308651109" table:style-name="ce39">
            <text:p>31,4%</text:p>
          </table:table-cell>
          <table:table-cell office:value-type="float" office:value="17154" table:style-name="ce38">
            <text:p>17.154</text:p>
          </table:table-cell>
          <table:table-cell office:value-type="percentage" office:value="0.12851459780190141" table:style-name="ce39">
            <text:p>12,9%</text:p>
          </table:table-cell>
          <table:table-cell office:value-type="float" office:value="8223" table:style-name="ce38">
            <text:p>8.223</text:p>
          </table:table-cell>
          <table:table-cell office:value-type="percentage" office:value="7.2564419343452174E-2" table:style-name="ce39">
            <text:p>7,3%</text:p>
          </table:table-cell>
          <table:table-cell office:value-type="float" office:value="309" table:style-name="ce38">
            <text:p>309</text:p>
          </table:table-cell>
          <table:table-cell office:value-type="percentage" office:value="3.6460176991150442E-3" table:style-name="ce39">
            <text:p>0,4%</text:p>
          </table:table-cell>
          <table:table-cell office:value-type="float" office:value="458812" table:style-name="ce38">
            <text:p>458.81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48121900031150461" table:style-name="ce39">
            <text:p>4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895" table:style-name="ce38">
            <text:p>238.895</text:p>
          </table:table-cell>
          <table:table-cell office:value-type="percentage" office:value="1" table:style-name="ce39">
            <text:p>100,0%</text:p>
          </table:table-cell>
          <table:table-cell office:value-type="float" office:value="286760" table:style-name="ce38">
            <text:p>286.760</text:p>
          </table:table-cell>
          <table:table-cell office:value-type="percentage" office:value="0.98963977333121667" table:style-name="ce39">
            <text:p>99,0%</text:p>
          </table:table-cell>
          <table:table-cell office:value-type="float" office:value="182609" table:style-name="ce38">
            <text:p>182.609</text:p>
          </table:table-cell>
          <table:table-cell office:value-type="percentage" office:value="0.52636145356227682" table:style-name="ce39">
            <text:p>52,6%</text:p>
          </table:table-cell>
          <table:table-cell office:value-type="float" office:value="361025" table:style-name="ce38">
            <text:p>361.025</text:p>
          </table:table-cell>
          <table:table-cell office:value-type="percentage" office:value="0.88946731741929441" table:style-name="ce39">
            <text:p>88,9%</text:p>
          </table:table-cell>
          <table:table-cell office:value-type="float" office:value="110223" table:style-name="ce38">
            <text:p>110.223</text:p>
          </table:table-cell>
          <table:table-cell office:value-type="percentage" office:value="0.24868632127087842" table:style-name="ce39">
            <text:p>24,9%</text:p>
          </table:table-cell>
          <table:table-cell office:value-type="float" office:value="35945" table:style-name="ce38">
            <text:p>35.945</text:p>
          </table:table-cell>
          <table:table-cell office:value-type="percentage" office:value="0.11114443674862712" table:style-name="ce39">
            <text:p>11,1%</text:p>
          </table:table-cell>
          <table:table-cell office:value-type="float" office:value="18503" table:style-name="ce38">
            <text:p>18.503</text:p>
          </table:table-cell>
          <table:table-cell office:value-type="percentage" office:value="8.0106155917586297E-2" table:style-name="ce39">
            <text:p>8,0%</text:p>
          </table:table-cell>
          <table:table-cell office:value-type="float" office:value="306" table:style-name="ce38">
            <text:p>306</text:p>
          </table:table-cell>
          <table:table-cell office:value-type="percentage" office:value="1.6999338914597765E-3" table:style-name="ce39">
            <text:p>0,2%</text:p>
          </table:table-cell>
          <table:table-cell office:value-type="float" office:value="1234266" table:style-name="ce38">
            <text:p>1.234.26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50285903792100783" table:style-name="ce39">
            <text:p>5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32" table:style-name="ce38">
            <text:p>23.032</text:p>
          </table:table-cell>
          <table:table-cell office:value-type="percentage" office:value="1" table:style-name="ce39">
            <text:p>100,0%</text:p>
          </table:table-cell>
          <table:table-cell office:value-type="float" office:value="28292" table:style-name="ce38">
            <text:p>28.292</text:p>
          </table:table-cell>
          <table:table-cell office:value-type="percentage" office:value="1" table:style-name="ce39">
            <text:p>100,0%</text:p>
          </table:table-cell>
          <table:table-cell office:value-type="float" office:value="23737" table:style-name="ce38">
            <text:p>23.737</text:p>
          </table:table-cell>
          <table:table-cell office:value-type="percentage" office:value="0.62932817222546267" table:style-name="ce39">
            <text:p>62,9%</text:p>
          </table:table-cell>
          <table:table-cell office:value-type="float" office:value="39319" table:style-name="ce38">
            <text:p>39.319</text:p>
          </table:table-cell>
          <table:table-cell office:value-type="percentage" office:value="0.82492027526015443" table:style-name="ce39">
            <text:p>82,5%</text:p>
          </table:table-cell>
          <table:table-cell office:value-type="float" office:value="11887" table:style-name="ce38">
            <text:p>11.887</text:p>
          </table:table-cell>
          <table:table-cell office:value-type="percentage" office:value="0.22450752639431884" table:style-name="ce39">
            <text:p>22,5%</text:p>
          </table:table-cell>
          <table:table-cell office:value-type="float" office:value="4683" table:style-name="ce38">
            <text:p>4.683</text:p>
          </table:table-cell>
          <table:table-cell office:value-type="percentage" office:value="0.11910272387395407" table:style-name="ce39">
            <text:p>11,9%</text:p>
          </table:table-cell>
          <table:table-cell office:value-type="float" office:value="3083" table:style-name="ce38">
            <text:p>3.083</text:p>
          </table:table-cell>
          <table:table-cell office:value-type="percentage" office:value="0.10122135399566616" table:style-name="ce39">
            <text:p>10,1%</text:p>
          </table:table-cell>
          <table:table-cell office:value-type="float" office:value="135" table:style-name="ce38">
            <text:p>135</text:p>
          </table:table-cell>
          <table:table-cell office:value-type="percentage" office:value="5.2874823750587501E-3" table:style-name="ce39">
            <text:p>0,5%</text:p>
          </table:table-cell>
          <table:table-cell office:value-type="float" office:value="134168" table:style-name="ce38">
            <text:p>134.168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4724724442722823" table:style-name="ce39">
            <text:p>4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6870" table:style-name="ce38">
            <text:p>366.870</text:p>
          </table:table-cell>
          <table:table-cell office:value-type="percentage" office:value="1" table:style-name="ce39">
            <text:p>100,0%</text:p>
          </table:table-cell>
          <table:table-cell office:value-type="float" office:value="500321" table:style-name="ce38">
            <text:p>500.321</text:p>
          </table:table-cell>
          <table:table-cell office:value-type="percentage" office:value="0.95103415633714194" table:style-name="ce39">
            <text:p>95,1%</text:p>
          </table:table-cell>
          <table:table-cell office:value-type="float" office:value="403169" table:style-name="ce38">
            <text:p>403.169</text:p>
          </table:table-cell>
          <table:table-cell office:value-type="percentage" office:value="0.57323448827921164" table:style-name="ce39">
            <text:p>57,3%</text:p>
          </table:table-cell>
          <table:table-cell office:value-type="float" office:value="747092" table:style-name="ce38">
            <text:p>747.092</text:p>
          </table:table-cell>
          <table:table-cell office:value-type="percentage" office:value="0.76799450648294632" table:style-name="ce39">
            <text:p>76,8%</text:p>
          </table:table-cell>
          <table:table-cell office:value-type="float" office:value="245970" table:style-name="ce38">
            <text:p>245.970</text:p>
          </table:table-cell>
          <table:table-cell office:value-type="percentage" office:value="0.21095721934765102" table:style-name="ce39">
            <text:p>21,1%</text:p>
          </table:table-cell>
          <table:table-cell office:value-type="float" office:value="113574" table:style-name="ce38">
            <text:p>113.574</text:p>
          </table:table-cell>
          <table:table-cell office:value-type="percentage" office:value="0.11959689987784845" table:style-name="ce39">
            <text:p>12,0%</text:p>
          </table:table-cell>
          <table:table-cell office:value-type="float" office:value="77384" table:style-name="ce38">
            <text:p>77.384</text:p>
          </table:table-cell>
          <table:table-cell office:value-type="percentage" office:value="0.10422438465941614" table:style-name="ce39">
            <text:p>10,4%</text:p>
          </table:table-cell>
          <table:table-cell office:value-type="float" office:value="3676" table:style-name="ce38">
            <text:p>3.676</text:p>
          </table:table-cell>
          <table:table-cell office:value-type="percentage" office:value="6.6408691662059966E-3" table:style-name="ce39">
            <text:p>0,7%</text:p>
          </table:table-cell>
          <table:table-cell office:value-type="float" office:value="2458056" table:style-name="ce38">
            <text:p>2.458.05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1118800683245743" table:style-name="ce39">
            <text:p>4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035" table:style-name="ce38">
            <text:p>72.035</text:p>
          </table:table-cell>
          <table:table-cell office:value-type="percentage" office:value="1" table:style-name="ce39">
            <text:p>100,0%</text:p>
          </table:table-cell>
          <table:table-cell office:value-type="float" office:value="97574" table:style-name="ce38">
            <text:p>97.574</text:p>
          </table:table-cell>
          <table:table-cell office:value-type="percentage" office:value="0.94825022594971764" table:style-name="ce39">
            <text:p>94,8%</text:p>
          </table:table-cell>
          <table:table-cell office:value-type="float" office:value="62979" table:style-name="ce38">
            <text:p>62.979</text:p>
          </table:table-cell>
          <table:table-cell office:value-type="percentage" office:value="0.42869395339972366" table:style-name="ce39">
            <text:p>42,9%</text:p>
          </table:table-cell>
          <table:table-cell office:value-type="float" office:value="170307" table:style-name="ce38">
            <text:p>170.307</text:p>
          </table:table-cell>
          <table:table-cell office:value-type="percentage" office:value="0.7986035562891548" table:style-name="ce39">
            <text:p>79,9%</text:p>
          </table:table-cell>
          <table:table-cell office:value-type="float" office:value="89965" table:style-name="ce38">
            <text:p>89.965</text:p>
          </table:table-cell>
          <table:table-cell office:value-type="percentage" office:value="0.35397411835991138" table:style-name="ce39">
            <text:p>35,4%</text:p>
          </table:table-cell>
          <table:table-cell office:value-type="float" office:value="21791" table:style-name="ce38">
            <text:p>21.791</text:p>
          </table:table-cell>
          <table:table-cell office:value-type="percentage" office:value="0.10426166131586628" table:style-name="ce39">
            <text:p>10,4%</text:p>
          </table:table-cell>
          <table:table-cell office:value-type="float" office:value="15921" table:style-name="ce38">
            <text:p>15.921</text:p>
          </table:table-cell>
          <table:table-cell office:value-type="percentage" office:value="9.2430681343179596E-2" table:style-name="ce39">
            <text:p>9,2%</text:p>
          </table:table-cell>
          <table:table-cell office:value-type="float" office:value="791" table:style-name="ce38">
            <text:p>791</text:p>
          </table:table-cell>
          <table:table-cell office:value-type="percentage" office:value="5.5745838442781232E-3" table:style-name="ce39">
            <text:p>0,6%</text:p>
          </table:table-cell>
          <table:table-cell office:value-type="float" office:value="531363" table:style-name="ce38">
            <text:p>531.36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40557819525744254" table:style-name="ce39">
            <text:p>4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57" table:style-name="ce38">
            <text:p>41.857</text:p>
          </table:table-cell>
          <table:table-cell office:value-type="percentage" office:value="1" table:style-name="ce39">
            <text:p>100,0%</text:p>
          </table:table-cell>
          <table:table-cell office:value-type="float" office:value="55333" table:style-name="ce38">
            <text:p>55.333</text:p>
          </table:table-cell>
          <table:table-cell office:value-type="percentage" office:value="0.99177301405219387" table:style-name="ce39">
            <text:p>99,2%</text:p>
          </table:table-cell>
          <table:table-cell office:value-type="float" office:value="26709" table:style-name="ce38">
            <text:p>26.709</text:p>
          </table:table-cell>
          <table:table-cell office:value-type="percentage" office:value="0.36169492443529605" table:style-name="ce39">
            <text:p>36,2%</text:p>
          </table:table-cell>
          <table:table-cell office:value-type="float" office:value="84179" table:style-name="ce38">
            <text:p>84.179</text:p>
          </table:table-cell>
          <table:table-cell office:value-type="percentage" office:value="0.87057107990154503" table:style-name="ce39">
            <text:p>87,1%</text:p>
          </table:table-cell>
          <table:table-cell office:value-type="float" office:value="39924" table:style-name="ce38">
            <text:p>39.924</text:p>
          </table:table-cell>
          <table:table-cell office:value-type="percentage" office:value="0.3696598211144238" table:style-name="ce39">
            <text:p>37,0%</text:p>
          </table:table-cell>
          <table:table-cell office:value-type="float" office:value="10728" table:style-name="ce38">
            <text:p>10.728</text:p>
          </table:table-cell>
          <table:table-cell office:value-type="percentage" office:value="0.13188920716489838" table:style-name="ce39">
            <text:p>13,2%</text:p>
          </table:table-cell>
          <table:table-cell office:value-type="float" office:value="7488" table:style-name="ce38">
            <text:p>7.488</text:p>
          </table:table-cell>
          <table:table-cell office:value-type="percentage" office:value="0.10991236954511427" table:style-name="ce39">
            <text:p>11,0%</text:p>
          </table:table-cell>
          <table:table-cell office:value-type="float" office:value="313" table:style-name="ce38">
            <text:p>313</text:p>
          </table:table-cell>
          <table:table-cell office:value-type="percentage" office:value="5.5508264169681493E-3" table:style-name="ce39">
            <text:p>0,6%</text:p>
          </table:table-cell>
          <table:table-cell office:value-type="float" office:value="266531" table:style-name="ce38">
            <text:p>266.53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45846592609666398" table:style-name="ce39">
            <text:p>45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076" table:style-name="ce38">
            <text:p>159.076</text:p>
          </table:table-cell>
          <table:table-cell office:value-type="percentage" office:value="1.0071288382399493" table:style-name="ce39">
            <text:p>100,7%</text:p>
          </table:table-cell>
          <table:table-cell office:value-type="float" office:value="208036" table:style-name="ce38">
            <text:p>208.036</text:p>
          </table:table-cell>
          <table:table-cell office:value-type="percentage" office:value="0.97632355770810164" table:style-name="ce39">
            <text:p>97,6%</text:p>
          </table:table-cell>
          <table:table-cell office:value-type="float" office:value="149050" table:style-name="ce38">
            <text:p>149.050</text:p>
          </table:table-cell>
          <table:table-cell office:value-type="percentage" office:value="0.53209528807399709" table:style-name="ce39">
            <text:p>53,2%</text:p>
          </table:table-cell>
          <table:table-cell office:value-type="float" office:value="266094" table:style-name="ce38">
            <text:p>266.094</text:p>
          </table:table-cell>
          <table:table-cell office:value-type="percentage" office:value="0.78268235792421248" table:style-name="ce39">
            <text:p>78,3%</text:p>
          </table:table-cell>
          <table:table-cell office:value-type="float" office:value="78440" table:style-name="ce38">
            <text:p>78.440</text:p>
          </table:table-cell>
          <table:table-cell office:value-type="percentage" office:value="0.21660550129372358" table:style-name="ce39">
            <text:p>21,7%</text:p>
          </table:table-cell>
          <table:table-cell office:value-type="float" office:value="33844" table:style-name="ce38">
            <text:p>33.844</text:p>
          </table:table-cell>
          <table:table-cell office:value-type="percentage" office:value="0.12989794390945064" table:style-name="ce39">
            <text:p>13,0%</text:p>
          </table:table-cell>
          <table:table-cell office:value-type="float" office:value="24581" table:style-name="ce38">
            <text:p>24.581</text:p>
          </table:table-cell>
          <table:table-cell office:value-type="percentage" office:value="0.12196949398116447" table:style-name="ce39">
            <text:p>12,2%</text:p>
          </table:table-cell>
          <table:table-cell office:value-type="float" office:value="1073" table:style-name="ce38">
            <text:p>1.073</text:p>
          </table:table-cell>
          <table:table-cell office:value-type="percentage" office:value="6.3639490884072926E-3" table:style-name="ce39">
            <text:p>0,6%</text:p>
          </table:table-cell>
          <table:table-cell office:value-type="float" office:value="920194" table:style-name="ce38">
            <text:p>920.19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6382078517376757" table:style-name="ce39">
            <text:p>46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28" table:style-name="ce38">
            <text:p>2.328</text:p>
          </table:table-cell>
          <table:table-cell office:value-type="percentage" office:value="0.89366602687140118" table:style-name="ce39">
            <text:p>89,4%</text:p>
          </table:table-cell>
          <table:table-cell office:value-type="float" office:value="3732" table:style-name="ce38">
            <text:p>3.732</text:p>
          </table:table-cell>
          <table:table-cell office:value-type="percentage" office:value="0.86428902269569241" table:style-name="ce39">
            <text:p>86,4%</text:p>
          </table:table-cell>
          <table:table-cell office:value-type="float" office:value="3640" table:style-name="ce38">
            <text:p>3.640</text:p>
          </table:table-cell>
          <table:table-cell office:value-type="percentage" office:value="0.46328115056637392" table:style-name="ce39">
            <text:p>46,3%</text:p>
          </table:table-cell>
          <table:table-cell office:value-type="float" office:value="9166" table:style-name="ce38">
            <text:p>9.166</text:p>
          </table:table-cell>
          <table:table-cell office:value-type="percentage" office:value="0.79318103149878849" table:style-name="ce39">
            <text:p>79,3%</text:p>
          </table:table-cell>
          <table:table-cell office:value-type="float" office:value="8462" table:style-name="ce38">
            <text:p>8.462</text:p>
          </table:table-cell>
          <table:table-cell office:value-type="percentage" office:value="0.66935611453883881" table:style-name="ce39">
            <text:p>66,9%</text:p>
          </table:table-cell>
          <table:table-cell office:value-type="float" office:value="1856" table:style-name="ce38">
            <text:p>1.856</text:p>
          </table:table-cell>
          <table:table-cell office:value-type="percentage" office:value="0.15604506473852361" table:style-name="ce39">
            <text:p>15,6%</text:p>
          </table:table-cell>
          <table:table-cell office:value-type="float" office:value="1271" table:style-name="ce38">
            <text:p>1.271</text:p>
          </table:table-cell>
          <table:table-cell office:value-type="percentage" office:value="0.11589313394729643" table:style-name="ce39">
            <text:p>11,6%</text:p>
          </table:table-cell>
          <table:table-cell office:value-type="float" office:value="99" table:style-name="ce38">
            <text:p>99</text:p>
          </table:table-cell>
          <table:table-cell office:value-type="percentage" office:value="1.0848126232741617E-2" table:style-name="ce39">
            <text:p>1,1%</text:p>
          </table:table-cell>
          <table:table-cell office:value-type="float" office:value="30554" table:style-name="ce38">
            <text:p>30.55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3055027126048051" table:style-name="ce39">
            <text:p>43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85" table:style-name="ce38">
            <text:p>1.885</text:p>
          </table:table-cell>
          <table:table-cell office:value-type="percentage" office:value="0.80246913580246915" table:style-name="ce39">
            <text:p>80,2%</text:p>
          </table:table-cell>
          <table:table-cell office:value-type="float" office:value="3076" table:style-name="ce38">
            <text:p>3.076</text:p>
          </table:table-cell>
          <table:table-cell office:value-type="percentage" office:value="0.82070437566702237" table:style-name="ce39">
            <text:p>82,1%</text:p>
          </table:table-cell>
          <table:table-cell office:value-type="float" office:value="4695" table:style-name="ce38">
            <text:p>4.695</text:p>
          </table:table-cell>
          <table:table-cell office:value-type="percentage" office:value="0.59984668455346879" table:style-name="ce39">
            <text:p>60,0%</text:p>
          </table:table-cell>
          <table:table-cell office:value-type="float" office:value="8462" table:style-name="ce38">
            <text:p>8.462</text:p>
          </table:table-cell>
          <table:table-cell office:value-type="percentage" office:value="0.74891583325958044" table:style-name="ce39">
            <text:p>74,9%</text:p>
          </table:table-cell>
          <table:table-cell office:value-type="float" office:value="8170" table:style-name="ce38">
            <text:p>8.170</text:p>
          </table:table-cell>
          <table:table-cell office:value-type="percentage" office:value="0.68071988001999661" table:style-name="ce39">
            <text:p>68,1%</text:p>
          </table:table-cell>
          <table:table-cell office:value-type="float" office:value="2216" table:style-name="ce38">
            <text:p>2.216</text:p>
          </table:table-cell>
          <table:table-cell office:value-type="percentage" office:value="0.18264238028517266" table:style-name="ce39">
            <text:p>18,3%</text:p>
          </table:table-cell>
          <table:table-cell office:value-type="float" office:value="1186" table:style-name="ce38">
            <text:p>1.186</text:p>
          </table:table-cell>
          <table:table-cell office:value-type="percentage" office:value="9.8874531054606085E-2" table:style-name="ce39">
            <text:p>9,9%</text:p>
          </table:table-cell>
          <table:table-cell office:value-type="float" office:value="22" table:style-name="ce38">
            <text:p>22</text:p>
          </table:table-cell>
          <table:table-cell office:value-type="percentage" office:value="2.2978901190724879E-3" table:style-name="ce39">
            <text:p>0,2%</text:p>
          </table:table-cell>
          <table:table-cell office:value-type="float" office:value="29712" table:style-name="ce38">
            <text:p>29.71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1890958309247533" table:style-name="ce39">
            <text:p>41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2391" table:style-name="ce38">
            <text:p>2.391</text:p>
          </table:table-cell>
          <table:table-cell office:value-type="string" table:style-name="ce39">
            <text:p>-</text:p>
          </table:table-cell>
          <table:table-cell office:value-type="float" office:value="6782" table:style-name="ce38">
            <text:p>6.782</text:p>
          </table:table-cell>
          <table:table-cell office:value-type="string" table:style-name="ce39">
            <text:p>-</text:p>
          </table:table-cell>
          <table:table-cell office:value-type="float" office:value="14458" table:style-name="ce38">
            <text:p>14.458</text:p>
          </table:table-cell>
          <table:table-cell office:value-type="string" table:style-name="ce39">
            <text:p>-</text:p>
          </table:table-cell>
          <table:table-cell office:value-type="float" office:value="18543" table:style-name="ce38">
            <text:p>18.543</text:p>
          </table:table-cell>
          <table:table-cell office:value-type="string" table:style-name="ce39">
            <text:p>-</text:p>
          </table:table-cell>
          <table:table-cell office:value-type="float" office:value="11538" table:style-name="ce38">
            <text:p>11.538</text:p>
          </table:table-cell>
          <table:table-cell office:value-type="string" table:style-name="ce39">
            <text:p>-</text:p>
          </table:table-cell>
          <table:table-cell office:value-type="float" office:value="184" table:style-name="ce38">
            <text:p>184</text:p>
          </table:table-cell>
          <table:table-cell office:value-type="string" table:style-name="ce39">
            <text:p>-</text:p>
          </table:table-cell>
          <table:table-cell office:value-type="float" office:value="53923" table:style-name="ce38">
            <text:p>53.92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2" table:style-name="ce46">
            <text:p>2</text:p>
          </table:table-cell>
          <table:table-cell office:value-type="string" table:style-name="ce47">
            <text:p>-</text:p>
          </table:table-cell>
          <table:table-cell office:value-type="float" office:value="3" table:style-name="ce46">
            <text:p>3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8" table:style-name="ce46">
            <text:p>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70457" table:style-name="ce43">
            <text:p>2.870.457</text:p>
          </table:table-cell>
          <table:table-cell office:value-type="percentage" office:value="1" table:style-name="ce44">
            <text:p>100,0%</text:p>
          </table:table-cell>
          <table:table-cell office:value-type="float" office:value="3832249" table:style-name="ce43">
            <text:p>3.832.249</text:p>
          </table:table-cell>
          <table:table-cell office:value-type="percentage" office:value="0.96772864954817428" table:style-name="ce44">
            <text:p>96,8%</text:p>
          </table:table-cell>
          <table:table-cell office:value-type="float" office:value="2610316" table:style-name="ce43">
            <text:p>2.610.316</text:p>
          </table:table-cell>
          <table:table-cell office:value-type="percentage" office:value="0.48909927813188941" table:style-name="ce44">
            <text:p>48,9%</text:p>
          </table:table-cell>
          <table:table-cell office:value-type="float" office:value="5337934" table:style-name="ce43">
            <text:p>5.337.934</text:p>
          </table:table-cell>
          <table:table-cell office:value-type="percentage" office:value="0.75895091156278427" table:style-name="ce44">
            <text:p>75,9%</text:p>
          </table:table-cell>
          <table:table-cell office:value-type="float" office:value="2063370" table:style-name="ce43">
            <text:p>2.063.370</text:p>
          </table:table-cell>
          <table:table-cell office:value-type="percentage" office:value="0.26145954939958083" table:style-name="ce44">
            <text:p>26,1%</text:p>
          </table:table-cell>
          <table:table-cell office:value-type="float" office:value="751462" table:style-name="ce43">
            <text:p>751.462</text:p>
          </table:table-cell>
          <table:table-cell office:value-type="percentage" office:value="0.12061210165698752" table:style-name="ce44">
            <text:p>12,1%</text:p>
          </table:table-cell>
          <table:table-cell office:value-type="float" office:value="500494" table:style-name="ce43">
            <text:p>500.494</text:p>
          </table:table-cell>
          <table:table-cell office:value-type="percentage" office:value="0.1012195023297955" table:style-name="ce44">
            <text:p>10,1%</text:p>
          </table:table-cell>
          <table:table-cell office:value-type="float" office:value="24244" table:style-name="ce43">
            <text:p>24.244</text:p>
          </table:table-cell>
          <table:table-cell office:value-type="percentage" office:value="6.2344966911702304E-3" table:style-name="ce44">
            <text:p>0,6%</text:p>
          </table:table-cell>
          <table:table-cell office:value-type="float" office:value="17990526" table:style-name="ce43">
            <text:p>17.990.526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42712725292057824" table:style-name="ce44">
            <text:p>42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01T15:31:25Z</meta:creation-date>
    <dc:date>2021-07-01T15:32:57Z</dc:date>
  </office:meta>
</office:document-meta>
</file>